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auhaus" svg:font-family="Bauhau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4bdb1"/>
    </style:style>
    <style:style style:name="P2" style:family="paragraph" style:parent-style-name="Standard">
      <style:text-properties officeooo:paragraph-rsid="00068352"/>
    </style:style>
    <style:style style:name="P3" style:family="paragraph" style:parent-style-name="Standard">
      <style:text-properties officeooo:paragraph-rsid="000a4090"/>
    </style:style>
    <style:style style:name="P4" style:family="paragraph" style:parent-style-name="Standard">
      <style:text-properties officeooo:paragraph-rsid="000c09f6"/>
    </style:style>
    <style:style style:name="P5" style:family="paragraph" style:parent-style-name="Standard">
      <style:text-properties officeooo:paragraph-rsid="000db6f5"/>
    </style:style>
    <style:style style:name="P6" style:family="paragraph" style:parent-style-name="Standard">
      <style:text-properties officeooo:paragraph-rsid="000dc236"/>
    </style:style>
    <style:style style:name="P7" style:family="paragraph" style:parent-style-name="Standard">
      <style:text-properties officeooo:paragraph-rsid="000f6474"/>
    </style:style>
    <style:style style:name="P8" style:family="paragraph" style:parent-style-name="Standard">
      <style:text-properties officeooo:paragraph-rsid="00130c5f"/>
    </style:style>
    <style:style style:name="P9" style:family="paragraph" style:parent-style-name="Standard">
      <style:text-properties officeooo:paragraph-rsid="001488cb"/>
    </style:style>
    <style:style style:name="P10" style:family="paragraph" style:parent-style-name="Standard">
      <style:text-properties officeooo:paragraph-rsid="001675d1"/>
    </style:style>
    <style:style style:name="P11" style:family="paragraph" style:parent-style-name="Standard">
      <style:text-properties officeooo:paragraph-rsid="0019f0e3"/>
    </style:style>
    <style:style style:name="P12" style:family="paragraph" style:parent-style-name="Standard">
      <style:text-properties officeooo:paragraph-rsid="0019f45e"/>
    </style:style>
    <style:style style:name="P13" style:family="paragraph" style:parent-style-name="Standard">
      <style:text-properties officeooo:paragraph-rsid="0029248b"/>
    </style:style>
    <style:style style:name="P14" style:family="paragraph" style:parent-style-name="Standard">
      <style:text-properties officeooo:paragraph-rsid="002fbbad"/>
    </style:style>
    <style:style style:name="P15" style:family="paragraph" style:parent-style-name="Standard">
      <style:text-properties officeooo:paragraph-rsid="0031b78d"/>
    </style:style>
    <style:style style:name="P16" style:family="paragraph" style:parent-style-name="Standard">
      <style:text-properties officeooo:paragraph-rsid="0033ffdc"/>
    </style:style>
    <style:style style:name="P17" style:family="paragraph" style:parent-style-name="Standard">
      <style:text-properties officeooo:paragraph-rsid="0037fb98"/>
    </style:style>
    <style:style style:name="P18" style:family="paragraph" style:parent-style-name="Standard">
      <style:text-properties officeooo:paragraph-rsid="003bee67"/>
    </style:style>
    <style:style style:name="P19" style:family="paragraph" style:parent-style-name="Standard">
      <style:text-properties officeooo:paragraph-rsid="003dab89"/>
    </style:style>
    <style:style style:name="P20" style:family="paragraph" style:parent-style-name="Standard">
      <style:text-properties officeooo:paragraph-rsid="00417bb8"/>
    </style:style>
    <style:style style:name="P21" style:family="paragraph" style:parent-style-name="Standard">
      <style:text-properties officeooo:paragraph-rsid="00425db9"/>
    </style:style>
    <style:style style:name="P22" style:family="paragraph" style:parent-style-name="Standard">
      <style:text-properties officeooo:paragraph-rsid="00437fd1"/>
    </style:style>
    <style:style style:name="P23" style:family="paragraph" style:parent-style-name="Standard">
      <style:text-properties officeooo:paragraph-rsid="004545d0"/>
    </style:style>
    <style:style style:name="P24" style:family="paragraph" style:parent-style-name="Standard">
      <style:text-properties officeooo:paragraph-rsid="0045f6ff"/>
    </style:style>
    <style:style style:name="P25" style:family="paragraph" style:parent-style-name="Standard">
      <style:text-properties officeooo:paragraph-rsid="00494a29"/>
    </style:style>
    <style:style style:name="P26" style:family="paragraph" style:parent-style-name="Standard">
      <style:text-properties officeooo:paragraph-rsid="004cb0a5"/>
    </style:style>
    <style:style style:name="P27" style:family="paragraph" style:parent-style-name="Standard">
      <style:text-properties officeooo:paragraph-rsid="004f763d"/>
    </style:style>
    <style:style style:name="P28" style:family="paragraph" style:parent-style-name="Standard">
      <style:text-properties officeooo:paragraph-rsid="0050bb7c"/>
    </style:style>
    <style:style style:name="P29" style:family="paragraph" style:parent-style-name="Standard">
      <style:text-properties officeooo:paragraph-rsid="0053d407"/>
    </style:style>
    <style:style style:name="P30" style:family="paragraph" style:parent-style-name="Standard">
      <style:text-properties officeooo:paragraph-rsid="0058c7de"/>
    </style:style>
    <style:style style:name="P31" style:family="paragraph" style:parent-style-name="Standard">
      <style:text-properties officeooo:paragraph-rsid="0059db8d"/>
    </style:style>
    <style:style style:name="P32" style:family="paragraph" style:parent-style-name="Standard">
      <style:text-properties officeooo:paragraph-rsid="005ab535"/>
    </style:style>
    <style:style style:name="P33" style:family="paragraph" style:parent-style-name="Standard">
      <style:text-properties officeooo:paragraph-rsid="005bff83"/>
    </style:style>
    <style:style style:name="P34" style:family="paragraph" style:parent-style-name="Standard">
      <style:text-properties officeooo:paragraph-rsid="005d0f84"/>
    </style:style>
    <style:style style:name="P35" style:family="paragraph" style:parent-style-name="Standard">
      <style:text-properties officeooo:paragraph-rsid="005d6811"/>
    </style:style>
    <style:style style:name="P36" style:family="paragraph" style:parent-style-name="Standard">
      <style:text-properties officeooo:paragraph-rsid="005e11cd"/>
    </style:style>
    <style:style style:name="P37" style:family="paragraph" style:parent-style-name="Standard">
      <style:text-properties officeooo:paragraph-rsid="005f0789"/>
    </style:style>
    <style:style style:name="P38" style:family="paragraph" style:parent-style-name="Standard">
      <style:text-properties officeooo:paragraph-rsid="005fa382"/>
    </style:style>
    <style:style style:name="P39" style:family="paragraph" style:parent-style-name="Standard">
      <style:text-properties officeooo:paragraph-rsid="0063c29b"/>
    </style:style>
    <style:style style:name="P40" style:family="paragraph" style:parent-style-name="Standard">
      <style:text-properties officeooo:paragraph-rsid="00653643"/>
    </style:style>
    <style:style style:name="P41" style:family="paragraph" style:parent-style-name="Standard">
      <style:text-properties officeooo:paragraph-rsid="0066779a"/>
    </style:style>
    <style:style style:name="P42" style:family="paragraph" style:parent-style-name="Standard">
      <style:text-properties officeooo:paragraph-rsid="0066b3a5"/>
    </style:style>
    <style:style style:name="P43" style:family="paragraph" style:parent-style-name="Standard">
      <style:text-properties officeooo:paragraph-rsid="00691488"/>
    </style:style>
    <style:style style:name="P44" style:family="paragraph" style:parent-style-name="Standard">
      <style:text-properties officeooo:paragraph-rsid="006a0062"/>
    </style:style>
    <style:style style:name="P45" style:family="paragraph" style:parent-style-name="Standard">
      <style:text-properties officeooo:paragraph-rsid="006ac932"/>
    </style:style>
    <style:style style:name="P46" style:family="paragraph" style:parent-style-name="Standard">
      <style:text-properties officeooo:paragraph-rsid="006c3d3f"/>
    </style:style>
    <style:style style:name="P47" style:family="paragraph" style:parent-style-name="Standard">
      <style:text-properties officeooo:paragraph-rsid="006db9c1"/>
    </style:style>
    <style:style style:name="P48" style:family="paragraph" style:parent-style-name="Standard">
      <style:text-properties officeooo:paragraph-rsid="006eddf6"/>
    </style:style>
    <style:style style:name="P49" style:family="paragraph" style:parent-style-name="Standard">
      <style:text-properties officeooo:paragraph-rsid="0072e86d"/>
    </style:style>
    <style:style style:name="P50" style:family="paragraph" style:parent-style-name="Standard">
      <style:text-properties officeooo:paragraph-rsid="00741d2f"/>
    </style:style>
    <style:style style:name="P51" style:family="paragraph" style:parent-style-name="Standard">
      <style:text-properties officeooo:paragraph-rsid="0074724e"/>
    </style:style>
    <style:style style:name="P52" style:family="paragraph" style:parent-style-name="Standard">
      <style:text-properties officeooo:paragraph-rsid="007500cf"/>
    </style:style>
    <style:style style:name="P53" style:family="paragraph" style:parent-style-name="Standard">
      <style:text-properties officeooo:paragraph-rsid="00769e92"/>
    </style:style>
    <style:style style:name="P54" style:family="paragraph" style:parent-style-name="Standard">
      <style:text-properties officeooo:paragraph-rsid="0077edcb"/>
    </style:style>
    <style:style style:name="P55" style:family="paragraph" style:parent-style-name="Standard">
      <style:text-properties officeooo:paragraph-rsid="0078f894"/>
    </style:style>
    <style:style style:name="P56" style:family="paragraph" style:parent-style-name="Standard">
      <style:text-properties officeooo:paragraph-rsid="007d928c"/>
    </style:style>
    <style:style style:name="P57" style:family="paragraph" style:parent-style-name="Standard">
      <style:text-properties officeooo:paragraph-rsid="00855e1f"/>
    </style:style>
    <style:style style:name="P58" style:family="paragraph" style:parent-style-name="Standard">
      <style:text-properties officeooo:paragraph-rsid="008705e9"/>
    </style:style>
    <style:style style:name="P59" style:family="paragraph" style:parent-style-name="Standard">
      <style:text-properties officeooo:paragraph-rsid="008e3c73"/>
    </style:style>
    <style:style style:name="P60" style:family="paragraph" style:parent-style-name="Standard">
      <style:text-properties officeooo:paragraph-rsid="0090ca00"/>
    </style:style>
    <style:style style:name="P61" style:family="paragraph" style:parent-style-name="Standard">
      <style:text-properties officeooo:paragraph-rsid="0094961e"/>
    </style:style>
    <style:style style:name="P62" style:family="paragraph" style:parent-style-name="Standard">
      <style:text-properties officeooo:paragraph-rsid="0096f9ba"/>
    </style:style>
    <style:style style:name="P63" style:family="paragraph" style:parent-style-name="Standard">
      <style:text-properties officeooo:paragraph-rsid="0098d6ac"/>
    </style:style>
    <style:style style:name="P64" style:family="paragraph" style:parent-style-name="Standard">
      <style:text-properties officeooo:paragraph-rsid="00993f41"/>
    </style:style>
    <style:style style:name="P65" style:family="paragraph" style:parent-style-name="Standard">
      <style:text-properties officeooo:paragraph-rsid="009972db"/>
    </style:style>
    <style:style style:name="P66" style:family="paragraph" style:parent-style-name="Standard">
      <style:text-properties officeooo:paragraph-rsid="0099b333"/>
    </style:style>
    <style:style style:name="P67" style:family="paragraph" style:parent-style-name="Standard">
      <style:text-properties officeooo:paragraph-rsid="009ab4a1"/>
    </style:style>
    <style:style style:name="T1" style:family="text">
      <style:text-properties officeooo:rsid="0004bdb1"/>
    </style:style>
    <style:style style:name="T2" style:family="text">
      <style:text-properties officeooo:rsid="00067945"/>
    </style:style>
    <style:style style:name="T3" style:family="text">
      <style:text-properties officeooo:rsid="00068352"/>
    </style:style>
    <style:style style:name="T4" style:family="text">
      <style:text-properties officeooo:rsid="0007ee17"/>
    </style:style>
    <style:style style:name="T5" style:family="text">
      <style:text-properties officeooo:rsid="00088d20"/>
    </style:style>
    <style:style style:name="T6" style:family="text">
      <style:text-properties officeooo:rsid="000a4090"/>
    </style:style>
    <style:style style:name="T7" style:family="text">
      <style:text-properties officeooo:rsid="000c09f6"/>
    </style:style>
    <style:style style:name="T8" style:family="text">
      <style:text-properties officeooo:rsid="000db6f5"/>
    </style:style>
    <style:style style:name="T9" style:family="text">
      <style:text-properties officeooo:rsid="000dc236"/>
    </style:style>
    <style:style style:name="T10" style:family="text">
      <style:text-properties officeooo:rsid="000f6474"/>
    </style:style>
    <style:style style:name="T11" style:family="text">
      <style:text-properties officeooo:rsid="0012d441"/>
    </style:style>
    <style:style style:name="T12" style:family="text">
      <style:text-properties officeooo:rsid="00130c5f"/>
    </style:style>
    <style:style style:name="T13" style:family="text">
      <style:text-properties officeooo:rsid="001488cb"/>
    </style:style>
    <style:style style:name="T14" style:family="text">
      <style:text-properties officeooo:rsid="0015eee2"/>
    </style:style>
    <style:style style:name="T15" style:family="text">
      <style:text-properties officeooo:rsid="001675d1"/>
    </style:style>
    <style:style style:name="T16" style:family="text">
      <style:text-properties officeooo:rsid="00178d2a"/>
    </style:style>
    <style:style style:name="T17" style:family="text">
      <style:text-properties officeooo:rsid="001839ea"/>
    </style:style>
    <style:style style:name="T18" style:family="text">
      <style:text-properties officeooo:rsid="0018d846"/>
    </style:style>
    <style:style style:name="T19" style:family="text">
      <style:text-properties officeooo:rsid="0019f0e3"/>
    </style:style>
    <style:style style:name="T20" style:family="text">
      <style:text-properties officeooo:rsid="0019f45e"/>
    </style:style>
    <style:style style:name="T21" style:family="text">
      <style:text-properties officeooo:rsid="001bcd55"/>
    </style:style>
    <style:style style:name="T22" style:family="text">
      <style:text-properties officeooo:rsid="001cf70c"/>
    </style:style>
    <style:style style:name="T23" style:family="text">
      <style:text-properties officeooo:rsid="001fc50b"/>
    </style:style>
    <style:style style:name="T24" style:family="text">
      <style:text-properties officeooo:rsid="0029248b"/>
    </style:style>
    <style:style style:name="T25" style:family="text">
      <style:text-properties officeooo:rsid="002bac13"/>
    </style:style>
    <style:style style:name="T26" style:family="text">
      <style:text-properties officeooo:rsid="002c92b0"/>
    </style:style>
    <style:style style:name="T27" style:family="text">
      <style:text-properties officeooo:rsid="002fbbad"/>
    </style:style>
    <style:style style:name="T28" style:family="text">
      <style:text-properties officeooo:rsid="0031b78d"/>
    </style:style>
    <style:style style:name="T29" style:family="text">
      <style:text-properties officeooo:rsid="003210b5"/>
    </style:style>
    <style:style style:name="T30" style:family="text">
      <style:text-properties officeooo:rsid="0033ffdc"/>
    </style:style>
    <style:style style:name="T31" style:family="text">
      <style:text-properties officeooo:rsid="00357850"/>
    </style:style>
    <style:style style:name="T32" style:family="text">
      <style:text-properties officeooo:rsid="0035c679"/>
    </style:style>
    <style:style style:name="T33" style:family="text">
      <style:text-properties officeooo:rsid="00368938"/>
    </style:style>
    <style:style style:name="T34" style:family="text">
      <style:text-properties officeooo:rsid="0037fb98"/>
    </style:style>
    <style:style style:name="T35" style:family="text">
      <style:text-properties officeooo:rsid="0038fd61"/>
    </style:style>
    <style:style style:name="T36" style:family="text">
      <style:text-properties officeooo:rsid="0039f629"/>
    </style:style>
    <style:style style:name="T37" style:family="text">
      <style:text-properties officeooo:rsid="003b8d84"/>
    </style:style>
    <style:style style:name="T38" style:family="text">
      <style:text-properties officeooo:rsid="003bee67"/>
    </style:style>
    <style:style style:name="T39" style:family="text">
      <style:text-properties officeooo:rsid="003dab89"/>
    </style:style>
    <style:style style:name="T40" style:family="text">
      <style:text-properties officeooo:rsid="003dac24"/>
    </style:style>
    <style:style style:name="T41" style:family="text">
      <style:text-properties officeooo:rsid="003f98b9"/>
    </style:style>
    <style:style style:name="T42" style:family="text">
      <style:text-properties officeooo:rsid="00417bb8"/>
    </style:style>
    <style:style style:name="T43" style:family="text">
      <style:text-properties officeooo:rsid="00425db9"/>
    </style:style>
    <style:style style:name="T44" style:family="text">
      <style:text-properties officeooo:rsid="00437fd1"/>
    </style:style>
    <style:style style:name="T45" style:family="text">
      <style:text-properties officeooo:rsid="004545d0"/>
    </style:style>
    <style:style style:name="T46" style:family="text">
      <style:text-properties officeooo:rsid="0045f6ff"/>
    </style:style>
    <style:style style:name="T47" style:family="text">
      <style:text-properties officeooo:rsid="0047df9a"/>
    </style:style>
    <style:style style:name="T48" style:family="text">
      <style:text-properties officeooo:rsid="00494a29"/>
    </style:style>
    <style:style style:name="T49" style:family="text">
      <style:text-properties officeooo:rsid="0049bcf6"/>
    </style:style>
    <style:style style:name="T50" style:family="text">
      <style:text-properties officeooo:rsid="004b9305"/>
    </style:style>
    <style:style style:name="T51" style:family="text">
      <style:text-properties officeooo:rsid="004cb0a5"/>
    </style:style>
    <style:style style:name="T52" style:family="text">
      <style:text-properties officeooo:rsid="004e441a"/>
    </style:style>
    <style:style style:name="T53" style:family="text">
      <style:text-properties officeooo:rsid="004f1d73"/>
    </style:style>
    <style:style style:name="T54" style:family="text">
      <style:text-properties officeooo:rsid="0050bb7c"/>
    </style:style>
    <style:style style:name="T55" style:family="text">
      <style:text-properties officeooo:rsid="0051edc6"/>
    </style:style>
    <style:style style:name="T56" style:family="text">
      <style:text-properties officeooo:rsid="00539eb2"/>
    </style:style>
    <style:style style:name="T57" style:family="text">
      <style:text-properties officeooo:rsid="0053d407"/>
    </style:style>
    <style:style style:name="T58" style:family="text">
      <style:text-properties officeooo:rsid="0055421b"/>
    </style:style>
    <style:style style:name="T59" style:family="text">
      <style:text-properties officeooo:rsid="00571f15"/>
    </style:style>
    <style:style style:name="T60" style:family="text">
      <style:text-properties officeooo:rsid="0058c7de"/>
    </style:style>
    <style:style style:name="T61" style:family="text">
      <style:text-properties officeooo:rsid="0059db8d"/>
    </style:style>
    <style:style style:name="T62" style:family="text">
      <style:text-properties officeooo:rsid="005ab535"/>
    </style:style>
    <style:style style:name="T63" style:family="text">
      <style:text-properties officeooo:rsid="005bff83"/>
    </style:style>
    <style:style style:name="T64" style:family="text">
      <style:text-properties officeooo:rsid="005d0f84"/>
    </style:style>
    <style:style style:name="T65" style:family="text">
      <style:text-properties officeooo:rsid="005d6811"/>
    </style:style>
    <style:style style:name="T66" style:family="text">
      <style:text-properties officeooo:rsid="005e11cd"/>
    </style:style>
    <style:style style:name="T67" style:family="text">
      <style:text-properties officeooo:rsid="005f0789"/>
    </style:style>
    <style:style style:name="T68" style:family="text">
      <style:text-properties officeooo:rsid="005fa382"/>
    </style:style>
    <style:style style:name="T69" style:family="text">
      <style:text-properties officeooo:rsid="00608bde"/>
    </style:style>
    <style:style style:name="T70" style:family="text">
      <style:text-properties officeooo:rsid="006228ae"/>
    </style:style>
    <style:style style:name="T71" style:family="text">
      <style:text-properties officeooo:rsid="00626f2f"/>
    </style:style>
    <style:style style:name="T72" style:family="text">
      <style:text-properties officeooo:rsid="0063c29b"/>
    </style:style>
    <style:style style:name="T73" style:family="text">
      <style:text-properties officeooo:rsid="00653643"/>
    </style:style>
    <style:style style:name="T74" style:family="text">
      <style:text-properties officeooo:rsid="0066779a"/>
    </style:style>
    <style:style style:name="T75" style:family="text">
      <style:text-properties officeooo:rsid="0066b3a5"/>
    </style:style>
    <style:style style:name="T76" style:family="text">
      <style:text-properties officeooo:rsid="00680036"/>
    </style:style>
    <style:style style:name="T77" style:family="text">
      <style:text-properties officeooo:rsid="00691488"/>
    </style:style>
    <style:style style:name="T78" style:family="text">
      <style:text-properties officeooo:rsid="006a0062"/>
    </style:style>
    <style:style style:name="T79" style:family="text">
      <style:text-properties officeooo:rsid="006ac932"/>
    </style:style>
    <style:style style:name="T80" style:family="text">
      <style:text-properties officeooo:rsid="006b0119"/>
    </style:style>
    <style:style style:name="T81" style:family="text">
      <style:text-properties officeooo:rsid="006b2f55"/>
    </style:style>
    <style:style style:name="T82" style:family="text">
      <style:text-properties officeooo:rsid="006b826c"/>
    </style:style>
    <style:style style:name="T83" style:family="text">
      <style:text-properties officeooo:rsid="006c3d3f"/>
    </style:style>
    <style:style style:name="T84" style:family="text">
      <style:text-properties officeooo:rsid="006db9c1"/>
    </style:style>
    <style:style style:name="T85" style:family="text">
      <style:text-properties officeooo:rsid="006e0043"/>
    </style:style>
    <style:style style:name="T86" style:family="text">
      <style:text-properties officeooo:rsid="006e30eb"/>
    </style:style>
    <style:style style:name="T87" style:family="text">
      <style:text-properties officeooo:rsid="006eddf6"/>
    </style:style>
    <style:style style:name="T88" style:family="text">
      <style:text-properties officeooo:rsid="006f7b27"/>
    </style:style>
    <style:style style:name="T89" style:family="text">
      <style:text-properties officeooo:rsid="006f910b"/>
    </style:style>
    <style:style style:name="T90" style:family="text">
      <style:text-properties officeooo:rsid="00712b81"/>
    </style:style>
    <style:style style:name="T91" style:family="text">
      <style:text-properties officeooo:rsid="0072e86d"/>
    </style:style>
    <style:style style:name="T92" style:family="text">
      <style:text-properties officeooo:rsid="00741d2f"/>
    </style:style>
    <style:style style:name="T93" style:family="text">
      <style:text-properties officeooo:rsid="0074724e"/>
    </style:style>
    <style:style style:name="T94" style:family="text">
      <style:text-properties officeooo:rsid="007500cf"/>
    </style:style>
    <style:style style:name="T95" style:family="text">
      <style:text-properties officeooo:rsid="00769e92"/>
    </style:style>
    <style:style style:name="T96" style:family="text">
      <style:text-properties officeooo:rsid="0077edcb"/>
    </style:style>
    <style:style style:name="T97" style:family="text">
      <style:text-properties officeooo:rsid="00177ddc"/>
    </style:style>
    <style:style style:name="T98" style:family="text">
      <style:text-properties officeooo:rsid="0078f894"/>
    </style:style>
    <style:style style:name="T99" style:family="text">
      <style:text-properties officeooo:rsid="007a62e0"/>
    </style:style>
    <style:style style:name="T100" style:family="text">
      <style:text-properties officeooo:rsid="007b1844"/>
    </style:style>
    <style:style style:name="T101" style:family="text">
      <style:text-properties officeooo:rsid="007c7cd7"/>
    </style:style>
    <style:style style:name="T102" style:family="text">
      <style:text-properties officeooo:rsid="007d928c"/>
    </style:style>
    <style:style style:name="T103" style:family="text">
      <style:text-properties officeooo:rsid="007e3852"/>
    </style:style>
    <style:style style:name="T104" style:family="text">
      <style:text-properties officeooo:rsid="008166af"/>
    </style:style>
    <style:style style:name="T105" style:family="text">
      <style:text-properties officeooo:rsid="0082d9cb"/>
    </style:style>
    <style:style style:name="T106" style:family="text">
      <style:text-properties officeooo:rsid="00844816"/>
    </style:style>
    <style:style style:name="T107" style:family="text">
      <style:text-properties officeooo:rsid="00855e1f"/>
    </style:style>
    <style:style style:name="T108" style:family="text">
      <style:text-properties officeooo:rsid="008705e9"/>
    </style:style>
    <style:style style:name="T109" style:family="text">
      <style:text-properties officeooo:rsid="0088d529"/>
    </style:style>
    <style:style style:name="T110" style:family="text">
      <style:text-properties officeooo:rsid="008c8437"/>
    </style:style>
    <style:style style:name="T111" style:family="text">
      <style:text-properties officeooo:rsid="008df081"/>
    </style:style>
    <style:style style:name="T112" style:family="text">
      <style:text-properties officeooo:rsid="008e3c73"/>
    </style:style>
    <style:style style:name="T113" style:family="text">
      <style:text-properties officeooo:rsid="008f3563"/>
    </style:style>
    <style:style style:name="T114" style:family="text">
      <style:text-properties officeooo:rsid="0090ca00"/>
    </style:style>
    <style:style style:name="T115" style:family="text">
      <style:text-properties officeooo:rsid="0090eb31"/>
    </style:style>
    <style:style style:name="T116" style:family="text">
      <style:text-properties officeooo:rsid="0091a585"/>
    </style:style>
    <style:style style:name="T117" style:family="text">
      <style:text-properties officeooo:rsid="00929809"/>
    </style:style>
    <style:style style:name="T118" style:family="text">
      <style:text-properties officeooo:rsid="0094961e"/>
    </style:style>
    <style:style style:name="T119" style:family="text">
      <style:text-properties officeooo:rsid="00963e15"/>
    </style:style>
    <style:style style:name="T120" style:family="text">
      <style:text-properties officeooo:rsid="0096f9ba"/>
    </style:style>
    <style:style style:name="T121" style:family="text">
      <style:text-properties officeooo:rsid="0098d6ac"/>
    </style:style>
    <style:style style:name="T122" style:family="text">
      <style:text-properties officeooo:rsid="00993f41"/>
    </style:style>
    <style:style style:name="T123" style:family="text">
      <style:text-properties officeooo:rsid="009972db"/>
    </style:style>
    <style:style style:name="T124" style:family="text">
      <style:text-properties officeooo:rsid="0099b333"/>
    </style:style>
    <style:style style:name="T125" style:family="text">
      <style:text-properties officeooo:rsid="009ab4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We momentarily (cautiously!) continue the analogy between mechanical and electromagnetic wave propagation with the calculation of energy transmission. The total \emph{energy} per volume in a substrate experiencing an acoustic wave is equal to the sum of the volume's \emph{kinetic} and \emph{potential} energy. In the case of e.g., polarized light, these two components are realized via the simultaneous, coupled fluctuations of the electric and magnetic fields \emph{as a single disturbance}, wherein the potential energy is represented numerically in both fields by an imaginary component.\cite[p.~46]{Hecht1987} In acoustics, there is only a single system through which the wave propagates, however the concept is the same: the medium---rather than EM's coupled fields---is capable of both expressing kinetic energy and storing it in the form of potential energy.\cite[p.~7]{Kino1987}</text:span></text:p>
      <text:p text:style-name="P1"><text:span text:style-name="T1"/></text:p>
      <text:p text:style-name="P1"><text:span text:style-name="T1"/></text:p>
      <text:p text:style-name="P1"><text:span text:style-name="T1"/></text:p>
      <text:p text:style-name="P1"><text:span text:style-name="T1">In a solid, the kinetic energy density (energy per unit volume) is given by $</text:span><text:span text:style-name="T2">W</text:span><text:span text:style-name="T1">_k = \sum_{i=1}^3\frac{1}{2}\rho \dot{u</text:span><text:span text:style-name="T2">}</text:span><text:span text:style-name="T1">_i^2$. The potential energy</text:span><text:span text:style-name="T2"> density</text:span><text:span text:style-name="T1">---or \emph{elastic} energy</text:span><text:span text:style-name="T2"> density</text:span><text:span text:style-name="T1">, in this case---is given by $</text:span><text:span text:style-name="T2">W</text:span><text:span text:style-name="T1">_</text:span><text:span text:style-name="T2">p</text:span><text:span text:style-name="T1"> = \sum_{I,J=1}^6\frac{1}{2}S_{I}T_{J}S_{I}$, which occurs due to the force applied which displaces the material. For a harmonic wave, we can calculate the average kinetic energy density as $W_{</text:span><text:span text:style-name="T2">k</text:span><text:span text:style-name="T1">} = \frac{1}{4}\Re(cSS^*)$. $S^*$ is the complex-conjugate of $S$, meaning the imaginary component changes sign, i.e., $\Im S = -\Im S^*$. <text:s/>The average elastic energy per unit volume is $W_</text:span><text:span text:style-name="T2">p</text:span><text:span text:style-name="T1"> = \frac{1}{4}\Re(TS^*) = \frac{1}{4}\Re(cSS^*)$. At any given time, the averages </text:span><text:span text:style-name="T2">over the wave's period </text:span><text:span text:style-name="T1">will be equal, and the total energy per unit volume is their sum\cite[p.~7]{Kino1987}:</text:span></text:p>
      <text:p text:style-name="P1"><text:span text:style-name="T1">\begin{align}\label{etotal}</text:span></text:p>
      <text:p text:style-name="P1"><text:span text:style-name="T1"><text:s/>W_a &amp;= \frac{1}{4}\Re (\rho_{m0} \dot{u}\dot{u}^* + TS^*)\notag \\</text:span></text:p>
      <text:p text:style-name="P1"><text:span text:style-name="T1"><text:s/>&amp;= \frac{1}{2}\Re (TS^*)</text:span></text:p>
      <text:p text:style-name="P1"><text:span text:style-name="T1">\end{align}</text:span></text:p>
      <text:p text:style-name="P1"><text:span text:style-name="T1">The power per unit area is the product of the stress $-T$ and the average value of $-dot{u}T$ over a single cycle of the harmonic wave. Therefore, the power flow through an area $A$ is given by\cite[p.~7]{Kino1987}: </text:span></text:p>
      <text:p text:style-name="P1"><text:span text:style-name="T1">\begin{equation}\label{ptotal}</text:span></text:p>
      <text:p text:style-name="P1"><text:span text:style-name="T1"><text:s/>P_a = -\frac{1}{2}(\dot{u}^*T)A\text{,}</text:span></text:p>
      <text:p text:style-name="P1"><text:span text:style-name="T1">\end{equation}</text:span></text:p>
      <text:p text:style-name="P1"><text:span text:style-name="T1">which is negative because a positive stress $T$, and positive velocity $dot{u}$, result in energy moving in the negative $x$ direction.\cite[p.~77]{Cremer1973} If the material is lossless, the velocity and stress terms are in phase with one another, and therefore:</text:span></text:p>
      <text:p text:style-name="P1"><text:span text:style-name="T1">\begin{align*}</text:span></text:p>
      <text:p text:style-name="P1"><text:span text:style-name="T1"><text:s/>P_a = vW_aA= -\frac{1}{2}(\dot{u}^*T)A\text{.}</text:span></text:p>
      <text:p text:style-name="P1"><text:span text:style-name="T1">\end{align*}</text:span></text:p>
      <text:p text:style-name="P1"><text:span text:style-name="T1"/></text:p>
      <text:p text:style-name="P1"><text:span text:style-name="T1">This permits the use of \emph{Poynting's Theorem} </text:span></text:p>
      <text:p text:style-name="P1"><text:span text:style-name="T1"/></text:p>
      <text:p text:style-name="P2"><text:span text:style-name="T3"/></text:p>
      <text:p text:style-name="P2"><text:span text:style-name="T3">Similarly, the above model gives a reasonable approximation for the velocity wave behavior at the surface of such an object. Since the impedances are both real, the spatial distribution of the second-order term---i.e., stress $T_x$---is said to lead that of the first-order term $\dot{u}_x$ by $\frac{\pi}{2}$. We can therefore expect the velocity wave to be at a maximum along the incident plane. </text:span></text:p>
      <text:p text:style-name="P2"><text:soft-page-break/><text:span text:style-name="T3"/></text:p>
      <text:p text:style-name="P2"><text:span text:style-name="T3"/></text:p>
      <text:p text:style-name="P2"><text:span text:style-name="T3"/></text:p>
      <text:p text:style-name="P2"><text:span text:style-name="T3"/></text:p>
      <text:p text:style-name="P3"><text:span text:style-name="T6">In order to proceed into the general 3 dimensional case for structure-borne reflections, and thus to states of vibration within a finite object, we must limit our scope to </text:span><text:span text:style-name="T10">\emph{</text:span><text:span text:style-name="T6">isotropic</text:span><text:span text:style-name="T10">}</text:span><text:span text:style-name="T6"> solids. Such materials have the same inter-particulate relationships on all 3 axes. This allows us to simplify the elasticity coefficient tensor c to just two components, called the </text:span><text:span text:style-name="T10">\emph{</text:span><text:span text:style-name="T9">L</text:span><text:span text:style-name="T6">am</text:span><text:span text:style-name="T9">\'{e}</text:span><text:span text:style-name="T6"> constants</text:span><text:span text:style-name="T10">}</text:span><text:span text:style-name="T6">, </text:span><text:span text:style-name="T9">$\</text:span><text:span text:style-name="T6">mu</text:span><text:span text:style-name="T9">$</text:span><text:span text:style-name="T6"> and </text:span><text:span text:style-name="T9">$\</text:span><text:span text:style-name="T6">lambda</text:span><text:span text:style-name="T9">$</text:span><text:span text:style-name="T6">.</text:span><text:span text:style-name="T7"> These constants are related to the components of </text:span><text:span text:style-name="T9">$</text:span><text:span text:style-name="T7">c</text:span><text:span text:style-name="T9">$</text:span><text:span text:style-name="T7"> as follows:</text:span></text:p>
      <text:p text:style-name="P3"><text:span text:style-name="T7"/></text:p>
      <text:p text:style-name="P4"><text:span text:style-name="T7">c_</text:span><text:span text:style-name="T9">{</text:span><text:span text:style-name="T7">11</text:span><text:span text:style-name="T9">}</text:span><text:span text:style-name="T7"> + c_</text:span><text:span text:style-name="T9">{</text:span><text:span text:style-name="T7">22</text:span><text:span text:style-name="T9">}</text:span><text:span text:style-name="T7"> + c</text:span><text:span text:style-name="T9">_{</text:span><text:span text:style-name="T7">33</text:span><text:span text:style-name="T9">}</text:span><text:span text:style-name="T7"> = </text:span><text:span text:style-name="T9">\</text:span><text:span text:style-name="T7">lambda + 2</text:span><text:span text:style-name="T9">\</text:span><text:span text:style-name="T7">mu</text:span></text:p>
      <text:p text:style-name="P4"><text:span text:style-name="T7"/></text:p>
      <text:p text:style-name="P4"><text:span text:style-name="T7">c_</text:span><text:span text:style-name="T9">{</text:span><text:span text:style-name="T7">12</text:span><text:span text:style-name="T9">}</text:span><text:span text:style-name="T7"> = c_</text:span><text:span text:style-name="T9">{</text:span><text:span text:style-name="T7">13</text:span><text:span text:style-name="T9">}</text:span><text:span text:style-name="T7"> = c_</text:span><text:span text:style-name="T9">{</text:span><text:span text:style-name="T7">23</text:span><text:span text:style-name="T9">}</text:span><text:span text:style-name="T7"> = c_</text:span><text:span text:style-name="T9">{</text:span><text:span text:style-name="T7">21</text:span><text:span text:style-name="T9">}</text:span><text:span text:style-name="T7"> = c_</text:span><text:span text:style-name="T9">{</text:span><text:span text:style-name="T7">31</text:span><text:span text:style-name="T9">}</text:span><text:span text:style-name="T7"> = c_</text:span><text:span text:style-name="T9">{</text:span><text:span text:style-name="T7">32</text:span><text:span text:style-name="T9">}</text:span><text:span text:style-name="T7"> = </text:span><text:span text:style-name="T9">2\</text:span><text:span text:style-name="T7">lambda</text:span></text:p>
      <text:p text:style-name="P4"><text:span text:style-name="T7"/></text:p>
      <text:p text:style-name="P4"><text:span text:style-name="T7">and </text:span></text:p>
      <text:p text:style-name="P4"><text:span text:style-name="T7"/></text:p>
      <text:p text:style-name="P4"><text:span text:style-name="T7">c_</text:span><text:span text:style-name="T9">{</text:span><text:span text:style-name="T7">44</text:span><text:span text:style-name="T9">}</text:span><text:span text:style-name="T7"> = c_</text:span><text:span text:style-name="T9">{</text:span><text:span text:style-name="T7">55</text:span><text:span text:style-name="T9">}</text:span><text:span text:style-name="T7"> = c_</text:span><text:span text:style-name="T9">{</text:span><text:span text:style-name="T7">66</text:span><text:span text:style-name="T9">}</text:span><text:span text:style-name="T7"> = </text:span><text:span text:style-name="T9">\</text:span><text:span text:style-name="T7">mu</text:span></text:p>
      <text:p text:style-name="P2"><text:span text:style-name="T3"/></text:p>
      <text:p text:style-name="P2"><text:span text:style-name="T3">In the general case, a pure longitudinal wave incident on a free interface at angle $\theta_{li}$ subtended from the normal gives rise to two reflected waves: one longitudinal wave propagating at an angle </text:span><text:span text:style-name="T9">$\</text:span><text:span text:style-name="T3">theta_</text:span><text:span text:style-name="T9">{</text:span><text:span text:style-name="T3">lr</text:span><text:span text:style-name="T9">}$</text:span><text:span text:style-name="T3">, and one shear wave propagating at an angle </text:span><text:span text:style-name="T9">$\</text:span><text:span text:style-name="T3">theta_</text:span><text:span text:style-name="T9">{</text:span><text:span text:style-name="T3">sr</text:span><text:span text:style-name="T9">}$</text:span><text:span text:style-name="T3">. The propagation vectors of these three waves lie on a plane called the plane-of-incidence. </text:span><text:span text:style-name="T4">In order to satisfy the boundary conditions for a free surface, namely that the normal stresses must be zero at the surface, the displacement component of th</text:span><text:span text:style-name="T5">is transverse wave must be </text:span><text:span text:style-name="T6">orthogonal to the plane-of-incidence. </text:span></text:p>
      <text:p text:style-name="P3"><text:span text:style-name="T6"/></text:p>
      <text:p text:style-name="P3"><text:span text:style-name="T6">Because the phase velocity---and therefore wavelength---of a shear wave in a given solid is typically less than that of a longitudinal wave, the angle subtended from the normal will always be less than that of the two longitudinal waves. The longitudinal waves will both subtend the same angle from the normal. This phenomenological account suggests an acoustic version of Snell's law:</text:span></text:p>
      <text:p text:style-name="P6"><text:span text:style-name="T9"/></text:p>
      <text:p text:style-name="P6"><text:span text:style-name="T9">\begin{equation}\label{snell_li}</text:span></text:p>
      <text:p text:style-name="P3"><text:span text:style-name="T9">\frac{\</text:span><text:span text:style-name="T6">sin</text:span><text:span text:style-name="T9">(\</text:span><text:span text:style-name="T6">theta_</text:span><text:span text:style-name="T9">{</text:span><text:span text:style-name="T6">sr</text:span><text:span text:style-name="T9">})}{\</text:span><text:span text:style-name="T6">sin</text:span><text:span text:style-name="T9">(\</text:span><text:span text:style-name="T6">theta_</text:span><text:span text:style-name="T9">{</text:span><text:span text:style-name="T6">li</text:span><text:span text:style-name="T9">})</text:span><text:span text:style-name="T6"> = </text:span><text:span text:style-name="T9">\frac{</text:span><text:span text:style-name="T6">k_l</text:span><text:span text:style-name="T9">}{</text:span><text:span text:style-name="T6">k_s</text:span><text:span text:style-name="T9">}</text:span><text:span text:style-name="T6"> = </text:span><text:span text:style-name="T9">\frac{</text:span><text:span text:style-name="T6">v_s</text:span><text:span text:style-name="T9">}{</text:span><text:span text:style-name="T6">v_l</text:span><text:span text:style-name="T9">}</text:span><text:span text:style-name="T6"> = </text:span><text:span text:style-name="T9">\sqrt{\frac{\</text:span><text:span text:style-name="T6">mu</text:span><text:span text:style-name="T9">}{\</text:span><text:span text:style-name="T6">lambda + 2</text:span><text:span text:style-name="T9">\</text:span><text:span text:style-name="T6">mu</text:span><text:span text:style-name="T9">}}</text:span></text:p>
      <text:p text:style-name="P6"><text:span text:style-name="T9">\end{equation</text:span></text:p>
      <text:p text:style-name="P6"><text:span text:style-name="T9"/></text:p>
      <text:p text:style-name="P3"><text:span text:style-name="T6">where </text:span><text:span text:style-name="T9">$\</text:span><text:span text:style-name="T6">mu</text:span><text:span text:style-name="T9">$</text:span><text:span text:style-name="T6"> is the shear modulus--</text:span><text:span text:style-name="T9">-</text:span><text:span text:style-name="T6"> the elasticity constant for shear vibrations in an isotropic medium.</text:span></text:p>
      <text:p text:style-name="P3"><text:span text:style-name="T6"/></text:p>
      <text:p text:style-name="P4"><text:span text:style-name="T7">The amplitudes of these waves are related by the parameters </text:span><text:span text:style-name="T9">$\</text:span><text:span text:style-name="T7">Gamma_</text:span><text:span text:style-name="T9">{</text:span><text:span text:style-name="T7">ll</text:span><text:span text:style-name="T9">}</text:span><text:span text:style-name="T7"> = A_</text:span><text:span text:style-name="T9">{</text:span><text:span text:style-name="T7">lr</text:span><text:span text:style-name="T9">}</text:span><text:span text:style-name="T7"> / A_</text:span><text:span text:style-name="T9">{</text:span><text:span text:style-name="T7">li</text:span><text:span text:style-name="T9">}</text:span><text:span text:style-name="T7">, and </text:span><text:span text:style-name="T9">$\</text:span><text:span text:style-name="T7">Gamma_</text:span><text:span text:style-name="T9">{</text:span><text:span text:style-name="T7">sl</text:span><text:span text:style-name="T9">}</text:span><text:span text:style-name="T7"> = A_</text:span><text:span text:style-name="T9">{</text:span><text:span text:style-name="T7">sr</text:span><text:span text:style-name="T9">}</text:span><text:span text:style-name="T8"> / A_</text:span><text:span text:style-name="T9">{</text:span><text:span text:style-name="T8">si</text:span><text:span text:style-name="T9">}</text:span><text:span text:style-name="T8"> </text:span><text:span text:style-name="T9">. They may be derived, as quoted from \cite[p.~98]{Kino} : "after some algebra". </text:span></text:p>
      <text:p text:style-name="P4"><text:span text:style-name="T9"/></text:p>
      <text:p text:style-name="P6"><text:span text:style-name="T9">\begin{align}\label{gamma_llsl}</text:span></text:p>
      <text:p text:style-name="P7"><text:span text:style-name="T9">\Gamma_{ll} = \frac{\sin(2\theta_s)\sin(2\theta_l) - (v_l / v_s)^2\cos</text:span><text:span text:style-name="T10">(2\theta_s)^2}{</text:span><text:span text:style-name="T9">\sin(2\theta_s)\sin(2\theta_l) </text:span><text:span text:style-name="T10">+</text:span><text:span text:style-name="T9"> (v_l / v_s)^2\cos</text:span><text:span text:style-name="T10">(2\theta_s)^2}\\</text:span></text:p>
      <text:p text:style-name="P7"><text:span text:style-name="T10">\text{\&amp;}\nolabel\\</text:span></text:p>
      <text:p text:style-name="P7"><text:span text:style-name="T9">\Gamma_{</text:span><text:span text:style-name="T10">sl</text:span><text:span text:style-name="T9">}</text:span><text:span text:style-name="T10"> = \frac{2(v_l/v_s) \sin(2\theta_l)\cos(2\theta_s)}{</text:span><text:span text:style-name="T9">\sin(2\theta_s)\sin(2\theta_l) </text:span><text:span text:style-name="T10">+</text:span><text:span text:style-name="T9"> (v_l / v_s)^2\cos</text:span><text:span text:style-name="T10">(2\theta_s)^2}</text:span></text:p>
      <text:p text:style-name="P6"><text:span text:style-name="T9">\end{align}</text:span></text:p>
      <text:p text:style-name="P4"><text:span text:style-name="T8"/></text:p>
      <text:p text:style-name="P5"><text:soft-page-break/><text:span text:style-name="T8">In the case of a shear plane wave incident on a free surface, familiar laws governing the amplitudes and angles subtended from the normal may be derived. </text:span></text:p>
      <text:p text:style-name="P5"><text:span text:style-name="T8"/></text:p>
      <text:p text:style-name="P7"><text:span text:style-name="T10">\begin{equation}\label{snell_si}</text:span></text:p>
      <text:p text:style-name="P7"><text:span text:style-name="T9">\frac{\</text:span><text:span text:style-name="T6">sin</text:span><text:span text:style-name="T9">(\</text:span><text:span text:style-name="T6">theta_</text:span><text:span text:style-name="T9">{</text:span><text:span text:style-name="T10">l</text:span><text:span text:style-name="T6">r</text:span><text:span text:style-name="T9">})}{\</text:span><text:span text:style-name="T6">sin</text:span><text:span text:style-name="T9">(\</text:span><text:span text:style-name="T6">theta_</text:span><text:span text:style-name="T9">{</text:span><text:span text:style-name="T10">s</text:span><text:span text:style-name="T6">i</text:span><text:span text:style-name="T9">})</text:span><text:span text:style-name="T6"> = </text:span><text:span text:style-name="T9">\frac{</text:span><text:span text:style-name="T6">k_</text:span><text:span text:style-name="T10">s</text:span><text:span text:style-name="T9">}{</text:span><text:span text:style-name="T6">k_</text:span><text:span text:style-name="T10">l</text:span><text:span text:style-name="T9">}</text:span><text:span text:style-name="T6"> = </text:span><text:span text:style-name="T9">\frac{</text:span><text:span text:style-name="T6">v_</text:span><text:span text:style-name="T10">l</text:span><text:span text:style-name="T9">}{</text:span><text:span text:style-name="T6">v_</text:span><text:span text:style-name="T10">s</text:span><text:span text:style-name="T9">}</text:span></text:p>
      <text:p text:style-name="P7"><text:span text:style-name="T10">\end{equation}</text:span></text:p>
      <text:p text:style-name="P5"><text:span text:style-name="T8"/></text:p>
      <text:p text:style-name="P5"><text:span text:style-name="T8">Keeping in mind that </text:span><text:span text:style-name="T10">$v</text:span><text:span text:style-name="T8">_s &lt; </text:span><text:span text:style-name="T10">v</text:span><text:span text:style-name="T8">_l</text:span><text:span text:style-name="T10">$</text:span><text:span text:style-name="T8"> for most solids, it is clear that the angle </text:span><text:span text:style-name="T10">$\</text:span><text:span text:style-name="T8">theta_</text:span><text:span text:style-name="T10">{</text:span><text:span text:style-name="T8">lr</text:span><text:span text:style-name="T10">}$</text:span><text:span text:style-name="T8"> approaches </text:span><text:span text:style-name="T10">$\infty$</text:span><text:span text:style-name="T8"> as the angle </text:span><text:span text:style-name="T10">$\</text:span><text:span text:style-name="T8">theta_</text:span><text:span text:style-name="T10">{</text:span><text:span text:style-name="T8">si</text:span><text:span text:style-name="T10">}$</text:span><text:span text:style-name="T8"> </text:span><text:span text:style-name="T10">vanishes</text:span><text:span text:style-name="T8">. In real situations, there is a critical angle after which the reflected longitudinal </text:span><text:span text:style-name="T10">wave</text:span><text:span text:style-name="T8"> disappears almost entirely. This imaginary pressure fluctuation, which must exist, to satisfy the conservation of energy, is called an </text:span><text:span text:style-name="T10">\emph{</text:span><text:span text:style-name="T8">evanescent wave</text:span><text:span text:style-name="T10">}</text:span><text:span text:style-name="T8">.</text:span></text:p>
      <text:p text:style-name="P5"><text:span text:style-name="T8"/></text:p>
      <text:p text:style-name="P5"><text:span text:style-name="T8"/></text:p>
      <text:p text:style-name="P5"><text:span text:style-name="T8"/></text:p>
      <text:p text:style-name="P9"><text:span text:style-name="T13"/></text:p>
      <text:p text:style-name="P9"><text:span text:style-name="T13">In fact, if this system were completely closed such that the reflection</text:span><text:span text:style-name="T14"> at the interface</text:span><text:span text:style-name="T13"> was perfect, </text:span><text:span text:style-name="T14">the </text:span></text:p>
      <text:p text:style-name="P5"><text:span text:style-name="T8"/></text:p>
      <text:p text:style-name="P5"><text:span text:style-name="T8"/></text:p>
      <text:p text:style-name="P5"><text:span text:style-name="T8"/></text:p>
      <text:p text:style-name="P5"><text:span text:style-name="T8"/></text:p>
      <text:p text:style-name="P8"><text:span text:style-name="T12">Consider </text:span><text:span text:style-name="T13">the interaction between two plane identically polarized transverse waves, propagating along the same axis but in opposite directions. </text:span></text:p>
      <text:p text:style-name="P5"><text:span text:style-name="T8"/></text:p>
      <text:p text:style-name="P10"><text:span text:style-name="T11">To catalog the </text:span><text:span text:style-name="T15">total </text:span><text:span text:style-name="T11">amount of ways an object can vibrate </text:span><text:span text:style-name="T15">in general </text:span><text:span text:style-name="T11">constitutes a far more ambitious undertaking than time allows. </text:span><text:span text:style-name="T15">In fact, even considering an isotropic medium, which only permits combinations of longitudinal and shear waves, results in a humbling picture of the vast range of possibilities for vibratory behavior. Setting this exercise aside for a moment, we consider once again the over-simplified case of an infinite plane wave traveling in an isotropic medium of infinite volume. Let this wave travel in the +x direction, and let it be purely longitudinal, i.e.,</text:span></text:p>
      <text:p text:style-name="P10"><text:span text:style-name="T15"/></text:p>
      <text:p text:style-name="P10"><text:span text:style-name="T15"/></text:p>
      <text:p text:style-name="P10"><text:span text:style-name="T11">We will now turn our attention to a property of vibrations in finite volumes which arguably crystallized the study of acoustics as a field: modes. </text:span><text:span text:style-name="T12">Modes are spatial distributions </text:span></text:p>
      <text:p text:style-name="P10"><text:span text:style-name="T12"/></text:p>
      <text:p text:style-name="P10"><text:span text:style-name="T12"/></text:p>
      <text:p text:style-name="P10"><text:span text:style-name="T12"/></text:p>
      <text:p text:style-name="P10"><text:span text:style-name="T12"/></text:p>
      <text:p text:style-name="P13"><text:span text:style-name="T25">Momentarily</text:span><text:span text:style-name="T26">, we take this opportunity to list some other types of vibrations that can travel through objects. A</text:span><text:span text:style-name="T24"> rod</text:span><text:span text:style-name="T26">,</text:span><text:span text:style-name="T24"> </text:span><text:span text:style-name="T26">whose diameter is small on the order of a wavelength of interest, </text:span><text:span text:style-name="T24">may exhibit another type of wave motion, called the \emph{quasi-longitudinal wave}.\cite[p.~80]{Cremer1973} This type of wave is a form of longitudinal wave motion</text:span><text:span text:style-name="T26"> which propagates without bulk compression, as a true longitudinal wave does. While the stress component of this wave is identical to the propagation vector, these waves occur in incompressible material. To make up for the longitudinal strain, these waves must also have a small transverse strain component. </text:span><text:span text:style-name="T24">However, since the rod freely moves in the plane orthogonal to the propagation axis, there can be no stress wave traveling on this plane. The elasticity coefficient that relates stress to strain in </text:span><text:span text:style-name="T26">quasi-longitudinal</text:span><text:span text:style-name="T24"> waves is \emph{Young's modulus}, and is typically much smaller than that of the bulk longitudinal motion in the same material. \cite[p.~14]{Kino1987}</text:span></text:p>
      <text:p text:style-name="P13"><text:span text:style-name="T24"/></text:p>
      <text:p text:style-name="P13"><text:soft-page-break/><text:span text:style-name="T24"/></text:p>
      <text:p text:style-name="P13"><text:span text:style-name="T24"/></text:p>
      <text:p text:style-name="P13"/>
      <text:p text:style-name="P10"><text:span text:style-name="T12"/></text:p>
      <text:p text:style-name="P11"><text:span text:style-name="T16">We have barely dented the surface of the possibly uncountabl</text:span><text:span text:style-name="T19">y infinite</text:span><text:span text:style-name="T16"> ways a general object can vibrate. </text:span><text:span text:style-name="T18">E</text:span><text:span text:style-name="T16">ven for objects so simple they cannot be found in the real world</text:span><text:span text:style-name="T18">,</text:span><text:span text:style-name="T16"> </text:span><text:span text:style-name="T19">the vibrational energy flow through an object may take</text:span><text:span text:style-name="T16"> a staggering multiplicity of paths, as the above treatment has hopefully demonstrated. </text:span><text:span text:style-name="T17">Even </text:span><text:span text:style-name="T40">if we ignore the bizarre effects of</text:span><text:span text:style-name="T17"> the model described in section \ref{sec:refrac}, the mere </text:span><text:span text:style-name="T18">tracing</text:span><text:span text:style-name="T17"> of propagation vectors through an </text:span><text:span text:style-name="T40">irregularly shaped </text:span><text:span text:style-name="T17">object is an example of classical chaos.</text:span><text:span text:style-name="T19"> </text:span><text:span text:style-name="T16">Compounded </text:span><text:span text:style-name="T40">by</text:span><text:span text:style-name="T16"> this are the effects of polarization on </text:span><text:span text:style-name="T19">a given vibration's</text:span><text:span text:style-name="T16"> wavelength</text:span><text:span text:style-name="T17">, damping, and behavior</text:span><text:span text:style-name="T19"> at the surface of the object</text:span><text:span text:style-name="T17">.</text:span><text:span text:style-name="T19"> </text:span><text:span text:style-name="T20">However, despite the complexity of the propagation mechanisms and the myriad ways in which a material can support the transfer of vibrational energy, most objects we encounter exhibit the</text:span><text:span text:style-name="T32"> highly</text:span><text:span text:style-name="T20"> improbable behavior of accommodating the vibrations of certain frequencies over others. </text:span></text:p>
      <text:p text:style-name="P11"><text:span text:style-name="T20"/></text:p>
      <text:p text:style-name="P21"><text:span text:style-name="T21">In 2 dimensions, an analogous problem, frequently studied by mathematicians, is billiards. If a billiard ball---for our purposes a massless point-particle, experiencing lossless specular reflection at the boundaries---travels freely over an enclosed space, the behavior of the system is entirely determined by the shape of the space. If the space is an ideal circle, the paths traced by the billiard ball</text:span><text:span text:style-name="T22">, i.e., the </text:span><text:span text:style-name="T21">dynamics</text:span><text:span text:style-name="T22"> of the system,</text:span><text:span text:style-name="T21"> will be regular</text:span><text:span text:style-name="T22">. After only a short number of reflections, a pattern can clearly be recognized in the propagation of the ball. Furthermore, the lengths of each path segment between collisions with the boundary are identical in this case.</text:span><text:span text:style-name="T23"> However, if the circle is flattened on one side, a completely different dynamic behavior emerges. </text:span><text:span text:style-name="T50">\cite{</text:span><text:span text:style-name="T54">feeny</text:span><text:span text:style-name="T50">}</text:span></text:p>
      <text:p text:style-name="P11"><text:span text:style-name="T20"/></text:p>
      <text:p text:style-name="P18"><text:span text:style-name="T27">Recall the discussion at the end of section ___, where a standing wave was first observed. </text:span><text:span text:style-name="T38">We continue this simplified example to search for a way to describe</text:span><text:span text:style-name="T40"> those</text:span><text:span text:style-name="T38"> vibrations that are intrinsic to the structure through which they propagate. We can do this by</text:span><text:span text:style-name="T40"> closing the structure, so that its volume is finite. We then proceed by</text:span><text:span text:style-name="T38"> fitting a solution (or </text:span><text:span text:style-name="T40">perhaps </text:span><text:span text:style-name="T38">a set of solutions) to the wave equation as we have constructed it, along with the spatial constraints imposed by the boundary conditions, now that we have both of them. </text:span></text:p>
      <text:p text:style-name="P18"><text:span text:style-name="T27"/></text:p>
      <text:p text:style-name="P18"><text:span text:style-name="T27">While </text:span><text:span text:style-name="T38">the previous</text:span><text:span text:style-name="T27"> one dimensional case was constructed with only a single</text:span><text:span text:style-name="T40">, free,</text:span><text:span text:style-name="T27"> boundary at $x=0$, a similar behavior could be expected from a</text:span><text:span text:style-name="T38"> finite</text:span><text:span text:style-name="T27"> object, such as a rod with one free end and one fixed end. </text:span><text:span text:style-name="T38">Let the free end remain where it was in the previous example, and add a fixed end at length $x=l$. </text:span><text:span text:style-name="T27">At a fixed end, the boundary conditions</text:span><text:span text:style-name="T28"> for the particulate velocity and the stress wave are</text:span><text:span text:style-name="T27"> the reverse of </text:span><text:span text:style-name="T34">those of </text:span><text:span text:style-name="T27">a free end, i.e., </text:span></text:p>
      <text:p text:style-name="P14"><text:span text:style-name="T27"/></text:p>
      <text:p text:style-name="P15"><text:span text:style-name="T28">x=l &amp; \dot{u} = 0 ,</text:span></text:p>
      <text:p text:style-name="P14"><text:span text:style-name="T27"/></text:p>
      <text:p text:style-name="P19"><text:span text:style-name="T28">and therefore </text:span><text:span text:style-name="T38">the force (or stress, if </text:span><text:span text:style-name="T40">our rod's cross-sections</text:span><text:span text:style-name="T38"> had area)</text:span><text:span text:style-name="T28"> would </text:span><text:span text:style-name="T29">vary maximally</text:span><text:span text:style-name="T28"> at $x=l$</text:span><text:span text:style-name="T29">. In this system, </text:span><text:span text:style-name="T32">one of the two boundaries rotates the wave's </text:span><text:span text:style-name="T41">phase</text:span><text:span text:style-name="T32"> by pi, so t</text:span><text:span text:style-name="T29">herefore, the wave-train requires 4 </text:span><text:span text:style-name="T39">boundary reflections</text:span><text:span text:style-name="T41">---two of each---</text:span><text:span text:style-name="T29">to return to its original location and phase.</text:span></text:p>
      <text:p text:style-name="P19"><text:span text:style-name="T29"/></text:p>
      <text:p text:style-name="P19"><text:span text:style-name="T29">Because this </text:span><text:span text:style-name="T37">wave-train</text:span><text:span text:style-name="T29"> </text:span><text:span text:style-name="T30">reaches </text:span><text:span text:style-name="T39">a boundary, it must reflect back and propagate in the opposing direction</text:span><text:span text:style-name="T29">. Thus, </text:span><text:span text:style-name="T30">when the two wave-trains sum together, the system</text:span><text:span text:style-name="T29"> forms a standing-wave, all of whose field variables change periodically as a function of time</text:span><text:span text:style-name="T30"> and length</text:span><text:span text:style-name="T29">.</text:span><text:span text:style-name="T36">\cite[p.~117]{CREMER}</text:span><text:span text:style-name="T29"> The </text:span><text:span text:style-name="T30">time </text:span><text:span text:style-name="T29">period of this particular </text:span><text:span text:style-name="T30">standing-wave is:</text:span></text:p>
      <text:p text:style-name="P15"><text:span text:style-name="T30"/></text:p>
      <text:p text:style-name="P16"><text:span text:style-name="T30">T = </text:span><text:span text:style-name="T31">4</text:span><text:span text:style-name="T30">l / v</text:span></text:p>
      <text:p text:style-name="P16"><text:soft-page-break/><text:span text:style-name="T30"/></text:p>
      <text:p text:style-name="P18"><text:span text:style-name="T30">where v is the </text:span><text:span text:style-name="T31">phase-velocity of the wave-train in the medium.</text:span><text:span text:style-name="T38"> This is the amount of time required for the wave to travel the length of the rod 4 times.</text:span><text:span text:style-name="T31"> </text:span><text:span text:style-name="T38">We might be inclined to call a wave-train which fits these propagation and boundary conditions something like a "natural frequency." \cremer 117. </text:span></text:p>
      <text:p text:style-name="P18"><text:span text:style-name="T31"/></text:p>
      <text:p text:style-name="P18"><text:span text:style-name="T31">From </text:span><text:span text:style-name="T42">the period</text:span><text:span text:style-name="T31">, we find the frequency of the standing-wave to be 1/T. Considering that the wave-train described above could consist of any wave satisfying the boundary conditions</text:span><text:span text:style-name="T34">,</text:span><text:span text:style-name="T31"> </text:span><text:span text:style-name="T41">so long as it</text:span><text:span text:style-name="T32"> still clos</text:span><text:span text:style-name="T41">es</text:span><text:span text:style-name="T32"> in on itself in phase</text:span><text:span text:style-name="T33">, this system of self-reinforcing</text:span><text:span text:style-name="T34">,</text:span><text:span text:style-name="T33"> periodic motion might very well support integer multiples of the frequency f</text:span><text:span text:style-name="T41">.</text:span><text:span text:style-name="T33"> </text:span><text:span text:style-name="T41">Of course, whether this is actually true or not d</text:span><text:span text:style-name="T33">epend</text:span><text:span text:style-name="T41">s</text:span><text:span text:style-name="T33"> on the frequency - wavelength relationship of the vibratory regime in the medium</text:span><text:span text:style-name="T41">, and whether or not damping effects attenuate a given multiple</text:span><text:span text:style-name="T33">.</text:span><text:span text:style-name="T41"> However, it might be reasonable to assume that these natural frequencies cluster into families, based on the above simplification.</text:span><text:span text:style-name="T36">\cite[p.~126]CREMER</text:span><text:span text:style-name="T33"> </text:span></text:p>
      <text:p text:style-name="P16"><text:span text:style-name="T33"/></text:p>
      <text:p text:style-name="P17"><text:span text:style-name="T34">Such a system of self-reinforcing periodic motion is known as a \emph{normal mode}. A normal mode consists of both the wave-train's temporal frequency and its spatial path. Generally, the temporal frequency</text:span><text:span text:style-name="T35">---which includes instantaneous complex amplitude---</text:span><text:span text:style-name="T34">is called the \</text:span><text:span text:style-name="T35">emph{modal frequency}, or \emph{eigenfrequency}. Similarly, the path traced by the closed loop---which also includes instantaneous complex amplitude---is called the \emph{mode shape} or \emph{eigenmode}. Since modes are encountered almost anywhere there is wave motion, they have many epithets. </text:span><text:span text:style-name="T36">\[p.~319]CREMER</text:span></text:p>
      <text:p text:style-name="P17"><text:span text:style-name="T42"/></text:p>
      <text:p text:style-name="P20"><text:span text:style-name="T42">Modes can be characterized by their shapes, which are complex-valued, and always occur in complex-conjugate pairs. </text:span><text:span text:style-name="T43">The mode shapes pair with their mode frequencies, which are also complex-valued, and occur in complex-conjugate pairs. This means that every mode requires two complex exponentials to describe it in abstract. </text:span><text:span text:style-name="T36">The phasor description of a mode, therefore, requires an additional complex term to </text:span><text:span text:style-name="T37">encode the location-dependency</text:span><text:span text:style-name="T43"> of the shape</text:span><text:span text:style-name="T36"> \ref{sec:} . T</text:span><text:span text:style-name="T43">o describe a particular state of the mode at a given time requires a third complex term, which describes the </text:span><text:span text:style-name="T49">complex amplitude (or amplitude and phase-shift) of the system's state with respect to a single mode.</text:span><text:span text:style-name="T43"> </text:span><text:span text:style-name="T49">Modes can thus describe temporal frequency and damping (or growth), spatial frequency, and complex amplitude. Thus, modes provide solutions to problems such as those </text:span><text:span text:style-name="T43">discussed in \ref{sec:}. </text:span></text:p>
      <text:p text:style-name="P20"><text:span text:style-name="T43"/></text:p>
      <text:p text:style-name="P22"><text:span text:style-name="T44">Modes are often designated a number, which describes the amount of half-cycles taken up by the mode</text:span><text:span text:style-name="T45"> across the surface, in a single dimension</text:span><text:span text:style-name="T44">. The mode whose period is described in equation \eqref{} is of mode number zero, or, alternatively, a zeroth-order mode. This is the lowest frequency mode ac</text:span><text:span text:style-name="T45">c</text:span><text:span text:style-name="T44">om</text:span><text:span text:style-name="T45">m</text:span><text:span text:style-name="T44">odated by </text:span><text:span text:style-name="T45">the system described.</text:span></text:p>
      <text:p text:style-name="P22"><text:span text:style-name="T45"/></text:p>
      <text:p text:style-name="P25"><text:span text:style-name="T47">An important quality that modes have is their \emph{completeness}, meaning that any behavior of a system, regardless of whether it is being perturbed by some outside force, can be expressed as a combination of that system's modes. </text:span><text:span text:style-name="T48">Such a process of finding the coefficients that multiply the modes to result in the present behavior is called a \emph{</text:span><text:span text:style-name="T47">mod</text:span><text:span text:style-name="T48">al decomposition}. This regression holds true even if the system's behavior is overwhelmingly dominated by outside forces. For a proof of the completeness of modal decomposition, see \cite</text:span><text:span text:style-name="T51">[p.~281]</text:span><text:span text:style-name="T48">{</text:span><text:span text:style-name="T51">courant</text:span><text:span text:style-name="T48">}.</text:span></text:p>
      <text:p text:style-name="P12"><text:span text:style-name="T22"/></text:p>
      <text:p text:style-name="P23"><text:span text:style-name="T43">It is often said, in the literature, that </text:span><text:span text:style-name="T44">m</text:span><text:span text:style-name="T43">odes are orthogonal. Careful attention must be paid to what is meant by this statement</text:span><text:span text:style-name="T44">, because it implies that we could </text:span><text:span text:style-name="T45">simply examine</text:span><text:span text:style-name="T44"> each mode shape, and ascertain that they are perpendicular</text:span><text:span text:style-name="T45">, for example, by taking the dot product:</text:span></text:p>
      <text:p text:style-name="P23"><text:span text:style-name="T45"/></text:p>
      <text:p text:style-name="P23"><text:span text:style-name="T45">integral_S m'' phi_n(x,z) phi_m(x,z) dx dz = 0 <text:s/>for m \notequal n ,</text:span></text:p>
      <text:p text:style-name="P23"><text:span text:style-name="T45"/></text:p>
      <text:p text:style-name="P23"><text:soft-page-break/><text:span text:style-name="T45">where $m$ is the mass distribution</text:span><text:span text:style-name="T46"> (which likely involves $y$ and another coordinate)</text:span><text:span text:style-name="T45">, and S is </text:span><text:span text:style-name="T46">the $(x, z)$ area of a face of the object</text:span><text:span text:style-name="T45">. This demonstrates modal othogonality perfectly well in an abstract sense. Notice the dependence on the mass distribution, for example. </text:span><text:span text:style-name="T44">However, a geometric understanding of this fact is not nearly as telling or profound as the physicality it points to. In order to demonstrate this, consider a system vibrating </text:span><text:span text:style-name="T45">exclusively in some mode $n$. The total kinetic energy is </text:span></text:p>
      <text:p text:style-name="P21"><text:span text:style-name="T45"/></text:p>
      <text:p text:style-name="P23"><text:span text:style-name="T45">E_kin = 1/2 \integral_S </text:span><text:span text:style-name="T46">\dot{u}_n^2 \ddot{m} </text:span><text:span text:style-name="T45">phi_n</text:span><text:span text:style-name="T46">^2</text:span><text:span text:style-name="T45">(x, z)</text:span><text:span text:style-name="T46"> dx dz .</text:span></text:p>
      <text:p text:style-name="P23"><text:span text:style-name="T46"/></text:p>
      <text:p text:style-name="P24"><text:span text:style-name="T46">Meanwhile, the kinetic energy of the object vibrating in another mode $m$, such that, as in \eqref{}, $m \notequal n$, is</text:span></text:p>
      <text:p text:style-name="P24"><text:span text:style-name="T46"/></text:p>
      <text:p text:style-name="P24"><text:span text:style-name="T45">E_kin = 1/2 \integral_S </text:span><text:span text:style-name="T46">\dot{u}_m^2 \ddot{m} </text:span><text:span text:style-name="T45">phi_</text:span><text:span text:style-name="T46">m^2</text:span><text:span text:style-name="T45">(x, z)</text:span><text:span text:style-name="T46"> dx dz . </text:span></text:p>
      <text:p text:style-name="P24"><text:span text:style-name="T46"/></text:p>
      <text:p text:style-name="P24"><text:span text:style-name="T46">If the two modes occur simultaneously, exactly as above in \eqref{} and \eqref{}, and the modes are independent of one another, then, to avoid creating or destroying energy,</text:span></text:p>
      <text:p text:style-name="P24"><text:span text:style-name="T46"/></text:p>
      <text:p text:style-name="P24"><text:span text:style-name="T45">1/2 \integral_S </text:span><text:span text:style-name="T46">\dot{u}_n^2 \ddot{m} </text:span><text:span text:style-name="T45">phi_</text:span><text:span text:style-name="T46">n^2</text:span><text:span text:style-name="T45">(x, z)</text:span><text:span text:style-name="T46"> dx dz </text:span></text:p>
      <text:p text:style-name="P24"><text:span text:style-name="T46">+ </text:span><text:span text:style-name="T45">1/2 \integral_S </text:span><text:span text:style-name="T46">\dot{u}_m^2 \ddot{m} </text:span><text:span text:style-name="T45">phi_</text:span><text:span text:style-name="T46">m^2</text:span><text:span text:style-name="T45">(x, z)</text:span><text:span text:style-name="T46"> dx dz </text:span></text:p>
      <text:p text:style-name="P24"><text:span text:style-name="T46">=</text:span></text:p>
      <text:p text:style-name="P24"><text:span text:style-name="T46">1/2 </text:span><text:span text:style-name="T45"><text:s/>\integral_S </text:span><text:span text:style-name="T46">[\dot{u}_m \ddot{m} </text:span><text:span text:style-name="T45">phi_</text:span><text:span text:style-name="T46">m</text:span><text:span text:style-name="T45">(x, z)</text:span><text:span text:style-name="T46"> + \dot{u}_n \ddot{m} </text:span><text:span text:style-name="T45">phi_</text:span><text:span text:style-name="T46">n</text:span><text:span text:style-name="T45">(x, z)</text:span><text:span text:style-name="T46"> ] ^2 dx dz <text:s/>, </text:span></text:p>
      <text:p text:style-name="P24"><text:span text:style-name="T46"/></text:p>
      <text:p text:style-name="P24"><text:span text:style-name="T46">which can only be true if \eqref{} is true.</text:span><text:span text:style-name="T48"> \cite[p.~322]{Cremer}</text:span></text:p>
      <text:p text:style-name="P24"><text:span text:style-name="T46"/></text:p>
      <text:p text:style-name="P24"><text:span text:style-name="T46">This demonstrates some of the conditions under which the </text:span><text:span text:style-name="T47">orthogonality of the modes---either as given by variables in the model we have constructed, or as measured by instruments in the field---may not hold. If energy in this system is not conserved---i.e., if the system is not closed, then we cannot assume orthogonality. Frequently, we would like to measure the modal response of a system which is experienced forced vibration, as in our examples in section \ref{sec:} and equation \eqref{}. Neither of these systems were closed, and therefore we cannot assume orthogonality of the modes. Furthermore, if the mass distribution is not known, or is poorly approximated, we similarly cannot assume orthogonality. </text:span></text:p>
      <text:p text:style-name="P24"><text:span text:style-name="T47"/></text:p>
      <text:p text:style-name="P24"><text:span text:style-name="T47"/></text:p>
      <text:p text:style-name="P26"><text:span text:style-name="T51">Modal Analysis</text:span></text:p>
      <text:p text:style-name="P26"><text:span text:style-name="T51"/></text:p>
      <text:p text:style-name="P28"><text:span text:style-name="T51">Th</text:span><text:span text:style-name="T70">is</text:span><text:span text:style-name="T52"> technique begins with the assumption that the differential equation of motion in the object is known. Furthermore, the technique requires the assumption that the system is either linear, or that the data has been conditioned such that it resembles an analysis of a linear system. The goal, as stated qualitatively in the previous section, is to </text:span><text:span text:style-name="T53">describe the behavior of the system as a linear combination of modes. </text:span><text:span text:style-name="T69">The algorithm i</text:span><text:span text:style-name="T83">s presented without reference to dimensionality, because it has been successfully applied to vectors as well as matrices. \cite[p.~317]{strang}</text:span></text:p>
      <text:p text:style-name="P28"><text:span text:style-name="T53"/></text:p>
      <text:p text:style-name="P28"><text:span text:style-name="T53">Another way of looking at this undertaking is that what we have been calling the "modes" are actually the eigenvectors of a matrix </text:span><text:span text:style-name="T71">A</text:span><text:span text:style-name="T54">, </text:span><text:span text:style-name="T53">that describes the motion of the system as a constant-coefficient linear differential equation. </text:span><text:span text:style-name="T82">Recall that eigenvalues are solutions \lambda to Ax = \lambda A, and the eigenvectors are x.\cite[p.~283]{strang} If we think of a matrix A as a linear </text:span><text:span text:style-name="T83">transformation of a vector, for example a filter, the eigenvectors are vectors that pass through the linear transformation unchanged except for a scale factor, \lambda, which is the eigenvalue. Our description of a mode shape is almost precisely this: a closed path, through which the eigenvalue rotates the vibration in phase. \cite[p.~8]</text:span><text:soft-page-break/><text:span text:style-name="T83">{marshall}</text:span><text:span text:style-name="T82"> </text:span><text:span text:style-name="T54">A constant-coefficient linear differential equation could be, e.g., the wave equation as derived in \ref{}</text:span><text:span text:style-name="T55">, however it need not merely be a 2nd order differential equation. In fact, this equation could be of arbitrary order, up to the practical limitations of the abacus, and the amount of graph paper being used to implement the technique</text:span><text:span text:style-name="T54">. </text:span><text:span text:style-name="T55">This is because we assume, once again, the solutions to the equation of interest to be of the form $e^{-i\omega t}, so differentiating is equivalent to </text:span><text:span text:style-name="T56">multiplying by the factor (-i\omega t) . The</text:span><text:span text:style-name="T53"> </text:span><text:span text:style-name="T56">modes are </text:span><text:span text:style-name="T53">eigenvectors will form a basis which diagonalizes the single nth-order differential equation into a system of n 1st-order differential equations. Such equations are of the</text:span><text:span text:style-name="T58"> general</text:span><text:span text:style-name="T53"> form</text:span></text:p>
      <text:p text:style-name="P27"><text:span text:style-name="T53"/></text:p>
      <text:p text:style-name="P28"><text:span text:style-name="T54">D^n</text:span><text:span text:style-name="T71"> </text:span><text:span text:style-name="T54">x + a_{n-1} D^n-1 x + ... a_1 Dx + a_0 x = </text:span><text:span text:style-name="T66">f</text:span><text:span text:style-name="T54"> ,</text:span></text:p>
      <text:p text:style-name="P28"><text:span text:style-name="T54"/></text:p>
      <text:p text:style-name="P36"><text:span text:style-name="T54">where the operator D is a differentiation with respect to time, </text:span><text:span text:style-name="T56">x is the current displacement, and the value</text:span><text:span text:style-name="T57">s a_0 ... a_n-1 are the parameters of the differential equation, e.g., in the case of our wave equation, a_0 is the spring constant, a_1 is the frictional coefficient ("damping," in our terminology developed in section \ref{}), and a_2 is the mass of the particle. </text:span><text:span text:style-name="T58">The right-hand side, $</text:span><text:span text:style-name="T60">f</text:span><text:span text:style-name="T58">$, is the residual force. If $f=0$, the system is not experiencing excitation from the outside. </text:span><text:span text:style-name="T66">It is in a "homogenious" state, reacting to the initial conditions </text:span><text:span text:style-name="T75">u(0)</text:span><text:span text:style-name="T66">. L</text:span><text:span text:style-name="T65">et's say we wanted to know what this matrix would do after an arbitrarily long amount of time, in response to the initial conditions u(0). </text:span></text:p>
      <text:p text:style-name="P28"><text:span text:style-name="T57"/></text:p>
      <text:p text:style-name="P36"><text:span text:style-name="T57">T</text:span><text:span text:style-name="T66">he first step is to </text:span><text:span text:style-name="T58">convert</text:span><text:span text:style-name="T66"> this n-th order equation into </text:span><text:span text:style-name="T58">a system of first-order equations using matrices. The matrix to construct will be one that applies the transition from $x$ to $\dot{x}$, etc. </text:span><text:span text:style-name="T59">Call it A in this general case. </text:span><text:span text:style-name="T66">It looks like this:</text:span></text:p>
      <text:p text:style-name="P36"><text:span text:style-name="T66"><text:tab/>0 1 0 0 0 </text:span></text:p>
      <text:p text:style-name="P36"><text:span text:style-name="T66">A = ( <text:tab/>0 0 1 0 0 )</text:span></text:p>
      <text:p text:style-name="P36"><text:span text:style-name="T66"><text:tab/>0 0 0 1 0</text:span></text:p>
      <text:p text:style-name="P36"><text:span text:style-name="T66"><text:tab/>0 0 0 0 1</text:span></text:p>
      <text:p text:style-name="P36"><text:span text:style-name="T68"><text:s text:c="5"/></text:span><text:span text:style-name="T66">- </text:span><text:span text:style-name="T68">negative </text:span><text:span text:style-name="T66">coefs - </text:span></text:p>
      <text:p text:style-name="P36"/>
      <text:p text:style-name="P36"><text:span text:style-name="T66">This matrix</text:span><text:span text:style-name="T59"> multiplies</text:span><text:span text:style-name="T66"> a column vector</text:span><text:span text:style-name="T59"> by the negative differential parameters and shifts the values </text:span><text:span text:style-name="T66">up</text:span><text:span text:style-name="T60">.</text:span><text:span text:style-name="T59"> </text:span><text:span text:style-name="T58">In our </text:span><text:span text:style-name="T59">vector $</text:span><text:span text:style-name="T68">u</text:span><text:span text:style-name="T59">$ we will store previous increasing orders of derivatives of $x$. The entire equation in tableau becomes</text:span></text:p>
      <text:p text:style-name="P29"><text:span text:style-name="T59"/></text:p>
      <text:p text:style-name="P30"><text:span text:style-name="T60">&lt;MATTAB1&gt;</text:span></text:p>
      <text:p text:style-name="P30"><text:span text:style-name="T60"/></text:p>
      <text:p text:style-name="P30"><text:span text:style-name="T60">or, more humanely,</text:span></text:p>
      <text:p text:style-name="P30"><text:span text:style-name="T60"/></text:p>
      <text:p text:style-name="P42"><text:span text:style-name="T75">Du = Au</text:span></text:p>
      <text:p text:style-name="P30"/>
      <text:p text:style-name="P30"><text:span text:style-name="T62">We can write the response of the system as</text:span><text:span text:style-name="T65"> a sum of exponentials</text:span><text:span text:style-name="T68">,</text:span><text:span text:style-name="T76"> plus residual,</text:span></text:p>
      <text:p text:style-name="P31"><text:span text:style-name="T65"/></text:p>
      <text:p text:style-name="P35"><text:span text:style-name="T72">u</text:span><text:span text:style-name="T75">_h</text:span><text:span text:style-name="T72">(t)</text:span><text:span text:style-name="T65"> = e^{At}</text:span><text:span text:style-name="T68">u</text:span><text:span text:style-name="T72">(0)</text:span><text:span text:style-name="T68">.</text:span></text:p>
      <text:p text:style-name="P35"><text:span text:style-name="T82"/></text:p>
      <text:p text:style-name="P38"><text:span text:style-name="T68">I</text:span><text:span text:style-name="T60">f the matrix A has a set of unique eigenvalues \</text:span><text:span text:style-name="T61">l</text:span><text:span text:style-name="T60">ambda</text:span><text:span text:style-name="T61">_n</text:span><text:span text:style-name="T60"> , the corresponding eigenvectors will be the modal vectors $S$. $S$ is a matrix which "diagonalizes" $A$ into $\Lambda$</text:span><text:span text:style-name="T61">, a diagonal matrix with \lambda_n down the middle</text:span><text:span text:style-name="T60">. </text:span><text:span text:style-name="T62">In this case, it would take a lot of graph paper to calculate the expansion of the matrix exponential</text:span><text:span text:style-name="T63">, as its Taylor series involves taking arbitrarily high powers of a non-diagonal matrix</text:span><text:span text:style-name="T62">. </text:span><text:span text:style-name="T63">Fortunately, we can calculate the powers of a diagonal matrix very easily, and furthermore, </text:span></text:p>
      <text:p text:style-name="P32"><text:span text:style-name="T63"/></text:p>
      <text:p text:style-name="P33"><text:soft-page-break/><text:span text:style-name="T63">A^2 = (S \Lambda S^{-1})^2</text:span></text:p>
      <text:p text:style-name="P33"><text:span text:style-name="T63">= S \Lambda S^{-1} S \Lambda S^{-1}</text:span></text:p>
      <text:p text:style-name="P33"><text:span text:style-name="T63">= S \Lambda \Lambda S^{-1}</text:span></text:p>
      <text:p text:style-name="P33"><text:span text:style-name="T63">= S \Lambda^2 \S^{-1}</text:span><text:span text:style-name="T64"> ,</text:span></text:p>
      <text:p text:style-name="P33"><text:span text:style-name="T63"/></text:p>
      <text:p text:style-name="P34"><text:span text:style-name="T64">so for our exponential function, we may instead write</text:span></text:p>
      <text:p text:style-name="P34"><text:span text:style-name="T65"/></text:p>
      <text:p text:style-name="P39"><text:span text:style-name="T68">u</text:span><text:span text:style-name="T75">_h</text:span><text:span text:style-name="T72">(t)</text:span><text:span text:style-name="T66"> = S e^{\Lambda t} S^{-1} </text:span><text:span text:style-name="T68">u</text:span><text:span text:style-name="T72">(0)</text:span></text:p>
      <text:p text:style-name="P34"><text:span text:style-name="T64"/></text:p>
      <text:p text:style-name="P36"><text:span text:style-name="T66">Substituting this in for equation ____ , we get the following:</text:span></text:p>
      <text:p text:style-name="P36"><text:span text:style-name="T66"/></text:p>
      <text:p text:style-name="P40"><text:span text:style-name="T72">u</text:span><text:span text:style-name="T75">_h</text:span><text:span text:style-name="T72">(t) = </text:span><text:span text:style-name="T64">e^{At} = e^{Se^{\Lambda t} S^{-1} .</text:span><text:span text:style-name="T65"> </text:span></text:p>
      <text:p text:style-name="P36"><text:span text:style-name="T67"/></text:p>
      <text:p text:style-name="P37"><text:span text:style-name="T67">We then find the coefficients for the initial conditions using a regression of the form</text:span></text:p>
      <text:p text:style-name="P37"><text:span text:style-name="T67"/></text:p>
      <text:p text:style-name="P37"><text:span text:style-name="T67">c = S^{-1} </text:span><text:span text:style-name="T73">u</text:span><text:span text:style-name="T75">(0)</text:span><text:span text:style-name="T84"> , </text:span></text:p>
      <text:p text:style-name="P47"><text:span text:style-name="T84"/></text:p>
      <text:p text:style-name="P47"><text:span text:style-name="T84">which is essentially a change of basis into the eigenvector basis- c tells us what combinations of S are needed to produce u(0). </text:span><text:span text:style-name="T67">Then we plug these coefficients back into our formula to find the response:</text:span></text:p>
      <text:p text:style-name="P37"><text:span text:style-name="T67"/></text:p>
      <text:p text:style-name="P37"><text:span text:style-name="T68"><text:s/>u</text:span><text:span text:style-name="T75">_h</text:span><text:span text:style-name="T72">(t)</text:span><text:span text:style-name="T67"> = \sum_{i=1}^n c_i e^{\lambda t} (S)_i</text:span></text:p>
      <text:p text:style-name="P37"><text:span text:style-name="T59"/></text:p>
      <text:p text:style-name="P27"><text:span text:style-name="T53">When we </text:span><text:span text:style-name="T73">examine the eigenvectors and eigenvalues of a constant-coefficient linear differential equation</text:span><text:span text:style-name="T53">, many things become clear</text:span><text:span text:style-name="T67">. We can </text:span><text:span text:style-name="T53">even </text:span><text:span text:style-name="T67">determine a solution for t = \infty. If we analyze the values in \Lambda, which will likely be complex, we will find that the mode shape in S with the largest </text:span><text:span text:style-name="T73">corresponding </text:span><text:span text:style-name="T67">Re{\lambda} will dominate, if there is a component of the initial condition c in this vector</text:span><text:span text:style-name="T53">. </text:span><text:span text:style-name="T67">If any Re{\lambda_i} = 0, the system will tend towards an oscillation along the mode shape in the corresponding S. </text:span><text:span text:style-name="T73">If any Re{\lambda} &gt; 1, the system is acausal. \cite[p.~318]{\strang}</text:span></text:p>
      <text:p text:style-name="P27"><text:span text:style-name="T73"/></text:p>
      <text:p text:style-name="P41"><text:span text:style-name="T74">Because we typically want to perform the algorithm for a mesh of mass-spring models in a network, we likely would form the vectors u</text:span><text:span text:style-name="T77"> into matrices, and adjust the dimensions accordingly.\cite[p.~20]{Reid}</text:span></text:p>
      <text:p text:style-name="P41"><text:span text:style-name="T77"/></text:p>
      <text:p text:style-name="P43"><text:span text:style-name="T77">The decomposition of the forcing function would reduce to:</text:span></text:p>
      <text:p text:style-name="P43"><text:span text:style-name="T77"/></text:p>
      <text:p text:style-name="P43"><text:span text:style-name="T77">Bu_f = S^{-1} e^{\Lambda t} \integral_0^t e^{-D \tau} S</text:span><text:span text:style-name="T78"> f(\tau) d\tau , </text:span></text:p>
      <text:p text:style-name="P38"><text:span text:style-name="T68"/></text:p>
      <text:p text:style-name="P44"><text:span text:style-name="T78">where \tau = 2\pi. The total disturbance due to the forcing function and the homogeneous response is</text:span></text:p>
      <text:p text:style-name="P44"><text:span text:style-name="T78"/></text:p>
      <text:p text:style-name="P44"><text:span text:style-name="T78">u_f(t) = e^{At}v(0) + S^{-1}e^{\Lambda t} </text:span><text:span text:style-name="T77">\integral_0^t e^{-D \tau} S</text:span><text:span text:style-name="T78"> f(\tau) d\tau</text:span></text:p>
      <text:p text:style-name="P38"><text:span text:style-name="T68"/></text:p>
      <text:p text:style-name="P46"><text:span text:style-name="T74">This technique has the benefit of minimizing numerical error by avoiding discretization. </text:span><text:span text:style-name="T51">Since the technique</text:span><text:span text:style-name="T83">s</text:span><text:span text:style-name="T51"> </text:span><text:span text:style-name="T83">for </text:span><text:span text:style-name="T51">the decomposition of a system into its mode shapes, mode frequencies, and coefficients</text:span><text:span text:style-name="T83"> </text:span><text:span text:style-name="T51">is a numerical process, we must move from the continuous description of the previous sections, to a discrete one. There is an entire class of numerical techniques for making this leap, which is not the topic of interest presently. The curious or suspicious reader is referred to \cite</text:span><text:span text:style-name="T70">[p.~317]</text:span><text:span text:style-name="T51">{strang} \cite{press} \cite{reid} \cite{courant}, and countless others.</text:span><text:span text:style-name="T77"> In fact, when numerically implemented, the technique described </text:span><text:span text:style-name="T83">above</text:span><text:span text:style-name="T77"> must at some point discretize its output. </text:span><text:span text:style-name="T78">T</text:span><text:span text:style-name="T77">he</text:span><text:span text:style-name="T78"> age old compromise between accuracy and cost is a major factor in choosing one algorithm or another</text:span><text:span text:style-name="T83">. However, hardware </text:span><text:soft-page-break/><text:span text:style-name="T83">and algorithmic developments certainly make it difficult to predict whether a technique that has been canonically treated as intractable will become available in the near future</text:span><text:span text:style-name="T78">. </text:span></text:p>
      <text:p text:style-name="P44"><text:span text:style-name="T68"/></text:p>
      <text:p text:style-name="P44"><text:span text:style-name="T78">Mode Measurement </text:span><text:span text:style-name="T79">Techniques</text:span></text:p>
      <text:p text:style-name="P38"><text:span text:style-name="T78"/></text:p>
      <text:p text:style-name="P45"><text:span text:style-name="T79">There are many numerical techniques for measuring modes in the wild. The above technique itself could </text:span><text:span text:style-name="T83">made into</text:span><text:span text:style-name="T79"> one, although it is fairly ill-suited to the restrictions imposed by many real-time applications. Not all techniques are appropriate for field work. Many are extremely sensitive to environmental or sensor noise, and many are numerically unstable. The author's own technique, which will be presented and assessed at the close of this document, represents a first attempt at fitting the constraints in his own applications. </text:span></text:p>
      <text:p text:style-name="P44"><text:span text:style-name="T78"/></text:p>
      <text:p text:style-name="P44"><text:span text:style-name="T78">Furthermore, there is a distinct difference in constraints that apply to those algorithms designed for \emph{modeling} a given phenomenon, versus those designed for \emph{measuring} one. Up until this point, we have blithely assumed the information regarding spring constants, damping, and mass matrices would be readily available. This is a caveat not only of the </text:span><text:span text:style-name="T79">method outlined in section \ref{}</text:span><text:span text:style-name="T78">, but others that will be named in this section. For some applications, </text:span><text:span text:style-name="T79">this is</text:span><text:span text:style-name="T78"> fine, of course. </text:span><text:span text:style-name="T79">However, the methods for extracting modal information that require some prior knowledge about the object to be measured, and specifically its governing equations, are at a distinct disadvantage in other applications. Similarly, those which require the object be excited by a known signal are unfortunately ill-suited for many applications. That being said, frequently the cost of these techniques in terms of convenience is compensated for, with robustness, accuracy, or speed.</text:span></text:p>
      <text:p text:style-name="P44"><text:span text:style-name="T79"/></text:p>
      <text:p text:style-name="P48"><text:span text:style-name="T79">The first of these</text:span><text:span text:style-name="T87"> families of</text:span><text:span text:style-name="T79"> techniques</text:span><text:span text:style-name="T80"> we will assess</text:span><text:span text:style-name="T79"> </text:span><text:span text:style-name="T87">are related to</text:span><text:span text:style-name="T79"> </text:span><text:span text:style-name="T80">\emph{Proper Orthogonal Decomposition}. \cite{\Han} \cite{Kerschen} \cite{Feeny} </text:span><text:span text:style-name="T87">T</text:span><text:span text:style-name="T81">he </text:span><text:span text:style-name="T87">basic </text:span><text:span text:style-name="T81">process is not specific to the field of structure-borne sound, although each variant implies a slightly different implimentation. They are: \emph{Singular Value Decomposition} and \emph{\Principle Components Analysis}. These techniques all begin by </text:span><text:span text:style-name="T82">arranging column vectors of z</text:span><text:span text:style-name="T81">ero-centered data</text:span><text:span text:style-name="T82"> into a matrix A</text:span><text:span text:style-name="T81">, and creating a \emph{Covariance matrix}, given as</text:span><text:span text:style-name="T82"> R = 1/n A A</text:span><text:span text:style-name="T84">'</text:span><text:span text:style-name="T82"> , where n is the number of columns, i.e. the length of the recording in samples. </text:span></text:p>
      <text:p text:style-name="P48"><text:span text:style-name="T82"/></text:p>
      <text:p text:style-name="P48"><text:span text:style-name="T82">The process </text:span><text:span text:style-name="T84">proceeds</text:span><text:span text:style-name="T82"> by finding the eigenvectors and eigenvalues of R. </text:span><text:span text:style-name="T84">The eigenvectors of this matrix R are guaranteed to be </text:span><text:span text:style-name="T85">orthogonal</text:span><text:span text:style-name="T84">, because R is guaranteed to be</text:span><text:span text:style-name="T85"> real and</text:span><text:span text:style-name="T84"> </text:span><text:span text:style-name="T85">symmetric</text:span><text:span text:style-name="T84">. </text:span><text:span text:style-name="T85">These orthogonal eigenvectors are called the Proper Orthogonal Modes, and the eigenvalues are the Proper Orthogonal Values. However, recall the earlier statements made in section \ref{} about the orthogonality of the mode shapes. The modes are (occasionally) orthogonal with respect to the mass matrix of the object. Actually, the modes are only orthogonal in terms of their energy. </text:span><text:span text:style-name="T87">\cite{cremer}</text:span><text:span text:style-name="T85">POD attempts to fix this problem by multiplying R by the mass matrix.</text:span><text:span text:style-name="T86">\cite{Han}</text:span><text:span text:style-name="T85"> This is a poor fix though, because it requires a knowledge about the mass matrix, careful placement of the sensors, and perfect energetic isolation of the object. </text:span></text:p>
      <text:p text:style-name="P51"><text:span text:style-name="T85"/></text:p>
      <text:p text:style-name="P51"><text:span text:style-name="T85">On the other hand, </text:span><text:span text:style-name="T93">the Singular Value Decomposition factorizes the matrix as</text:span></text:p>
      <text:p text:style-name="P51"><text:span text:style-name="T93"/></text:p>
      <text:p text:style-name="P51"><text:span text:style-name="T93">A = U\Sigma W* , </text:span></text:p>
      <text:p text:style-name="P51"><text:span text:style-name="T93"/></text:p>
      <text:p text:style-name="P51"><text:span text:style-name="T93">where U are the eigenvectors of A A' , and W the eigenvectors of A ' A. The squared eigenvalues are stored in \Sigma, and are called the Singular Values. M</text:span><text:span text:style-name="T85">odern formulations of the Singular Value Decomposition find the eigenvalues of A A' without calculating it directly, and therefore could be used to implement POD </text:span><text:span text:style-name="T86">(and other algorithms) </text:span><text:span text:style-name="T85">extremely quickly. </text:span><text:span text:style-name="T86">\cite[p.~368]{Watkins} </text:span><text:span text:style-name="T93">T</text:span><text:span text:style-name="T86">he </text:span><text:span text:style-name="T87">SVD can be </text:span><text:soft-page-break/><text:span text:style-name="T87">used to compute a pseudoinverse when a matrix is singular (and thus no inverse exists), a useful application in Least Squares approximations. PCA is essentially a POD, with the vectors ordered by the size of their corresponding \lambda. The first few principle components will normally contain the majority of the information in a matrix. \cite[p.~4]{Fodor} </text:span></text:p>
      <text:p text:style-name="P51"><text:span text:style-name="T87"/></text:p>
      <text:p text:style-name="P49"><text:span text:style-name="T87">Another option for</text:span><text:span text:style-name="T88"> mode-solving</text:span><text:span text:style-name="T87"> techniques are those centered around</text:span><text:span text:style-name="T90"> Least Squares methods for estimation. Least Squares is a family of algorithms for regression and prediction, typically of large datasets. Regression and prediction are similar questions, but they are posed differently: regression takes data presumed to already have happened, and fits a line (usually in a fairly high dimensional dataset) that minimizes the mean squared orthogonal distance between the line and all of the points in the dataset. </text:span><text:span text:style-name="T91">Linear prediction first performs a regression and then predicts the next component. This is applied iteratively each time a new component comes in. Fourier series are in this family- they fit arbitrarily complicated functions with simpler functions, minimizing error in the least-squares sense. \cite[p.~224]{\strang} </text:span></text:p>
      <text:p text:style-name="P50"><text:span text:style-name="T91"/></text:p>
      <text:p text:style-name="P50"><text:span text:style-name="T91">By fitting the previous data vectors and predicting future data, these algorithms essentially do the inverse of the modeling process described in section \ref{}</text:span><text:span text:style-name="T91">. The goal is usually to construct a matrix which predicts the next component based on previous components. Once this is done, the </text:span><text:span text:style-name="T92">task becomes an eigenvector search. In certain fields, these matrices are very large, and finding eigenvectors can become computationally intense. There have been a number of numerical techniques developed to assist with this complexity. </text:span></text:p>
      <text:p text:style-name="P50"><text:span text:style-name="T88"/></text:p>
      <text:p text:style-name="P50"><text:span text:style-name="T88">Krylov subspaces</text:span><text:span text:style-name="T89"> attempt to search for and approximate the eigenvectors of large matrices</text:span><text:span text:style-name="T88">.</text:span><text:span text:style-name="T93"> These approximate eigenvectors and eigenvalues are called Ritz values and vectors.</text:span><text:span text:style-name="T88"> Krylov subspaces are spanned by the vectors formed by power iteration: a vector is chosen either at random or according to the application, and mapped onto matrix A, whose eigenvectors we are searching for. The process of multiplying</text:span><text:span text:style-name="T89"> and</text:span><text:span text:style-name="T88"> the vector by increasingly high powers of the matrix</text:span><text:span text:style-name="T89">, and storing the result at each iteration, </text:span><text:span text:style-name="T88">continues</text:span><text:span text:style-name="T89"> until the vectors converge within machine precision or some arbitrary number of iterations has been reached. The vectors span a space, called the Krylov subspace. \cite[p.~428]{\watkins} However, this basis is not terribly useful because the vectors typically converge, so they are made orthonormal using Gram-Schmidt, which constructs an orthonormal basis by subtracting the components of vectors that project onto previously selected bases. \cite[p.~234]{strang} In practice, doing this all at the end of the algorithm is a bad idea, because the numerical error accumulates both with the power iteration and Gram-Schmidt. \cite[p.~439]{\watkins</text:span><text:span text:style-name="T90">} </text:span>The <text:span text:style-name="T87">Arnoldi method</text:span><text:span text:style-name="T89"> applies a</text:span><text:span text:style-name="T90"> Gram-Schmidt-like</text:span><text:span text:style-name="T89"> orthonormalization step with each iteration of the </text:span><text:span text:style-name="T90">power iteration, however, it does not store the powers of the matrix at all</text:span><text:span text:style-name="T89">. </text:span><text:span text:style-name="T90">In fact, each successive step merely multiplies the previous vector by the matrix and then applies Gram-Schmidt. \cite[p.~440]{\watkins} </text:span></text:p>
      <text:p text:style-name="P50"><text:span text:style-name="T92"/></text:p>
      <text:p text:style-name="P50"><text:span text:style-name="T92">Dynamic Mode Decomposition</text:span><text:span text:style-name="T95"> \cite{\Chen}</text:span><text:span text:style-name="T92"> is a relatively new technique which uses least-squares prediction to form a matrix, which the authors call a companion matrix, virtually identical to the one described in section \ref{}. However, rather than placing the coefficients to a pre-determined polynomial in the coefficients block, DMD fills this block with predictor vectors which construct the data with minimum squared error. These are vectors of the form</text:span></text:p>
      <text:p text:style-name="P50"><text:span text:style-name="T92"/></text:p>
      <text:p text:style-name="P50"><text:span text:style-name="T92">c = (K</text:span><text:span text:style-name="T112">'</text:span><text:span text:style-name="T92"> <text:s/>K)^{-1} K</text:span><text:span text:style-name="T112">'</text:span><text:span text:style-name="T92"> , </text:span></text:p>
      <text:p text:style-name="P50"><text:span text:style-name="T92"/></text:p>
      <text:p text:style-name="P53"><text:span text:style-name="T92">where K is a matrix of the previous observations, arranged in columns</text:span><text:span text:style-name="T93"> (the example in section \ref{} used rows, which seems more common)</text:span><text:span text:style-name="T92">. This is a classic least-squares prediction formulation, and in cases where K has linearly independent columns the use of the </text:span><text:span text:style-name="T93">expanded pseudoinverse is not </text:span><text:soft-page-break/><text:span text:style-name="T93">necessary. The Ritz values and vectors (found using Arnoldi) of this companion matrix should correspond to the eigenfrequencies and eigenmodes of the system.</text:span><text:span text:style-name="T95"> \cite{\Chen}</text:span></text:p>
      <text:p text:style-name="P50"><text:span text:style-name="T93"/></text:p>
      <text:p text:style-name="P51"><text:span text:style-name="T93">Another approach is to find the SVD of K</text:span><text:span text:style-name="T94">, and let K_ be K with the data shifted by one block. The diagonalization to solve is now</text:span></text:p>
      <text:p text:style-name="P51"><text:span text:style-name="T94"/></text:p>
      <text:p text:style-name="P52"><text:span text:style-name="T94">U*K_W\Sigma^{-1} = Y\LambdaY^{-1},</text:span><text:span text:style-name="T95"> &lt;diag&gt;</text:span></text:p>
      <text:p text:style-name="P52"><text:span text:style-name="T94"/></text:p>
      <text:p text:style-name="P53"><text:span text:style-name="T94">setting V = UY. Each column in V should then be scaled by each unique \lambda, with each subsequent component of the column in V taken to the next integer power of \lambda. </text:span><text:span text:style-name="T95">\cite{\Chen}</text:span></text:p>
      <text:p text:style-name="P52"><text:span text:style-name="T94"/></text:p>
      <text:p text:style-name="P53"><text:span text:style-name="T94">This method is less sensitive to noise, but only works if the data matrix is full column rank. Another option is to implement what they call the "snapshots" method, </text:span><text:span text:style-name="T95">which is used if the rows greatly outnumber the columns. This approach takes K*K instead of K, which shrinks the dataset. The full factorization is K*K = W\Sigma^2W*. Then it proceeds with &lt;diag&gt;, except that U = KW\Sigma^{-1} .\cite{\Chen}</text:span></text:p>
      <text:p text:style-name="P52"><text:span text:style-name="T95"/></text:p>
      <text:p text:style-name="P54"><text:span text:style-name="T95">In order to satisfy the boundary conditions, </text:span><text:span text:style-name="T96">the data for these methods is usually mean-subracted. However, </text:span><text:span text:style-name="T95">the authors </text:span><text:span text:style-name="T96">showed that </text:span><text:span text:style-name="T95">subtract</text:span><text:span text:style-name="T96">ing</text:span><text:span text:style-name="T95"> the mean from the data </text:span><text:span text:style-name="T96">over the entire sample before taking the DMD is identical to taking the Discrete Fourier Trasform. </text:span>The DFT is undesirable in this application for several reasons. First of all, it <text:span text:style-name="T97">does not compute an error vector, which </text:span><text:span text:style-name="T96">in this case</text:span><text:span text:style-name="T97"> would </text:span><text:span text:style-name="T96">contain</text:span><text:span text:style-name="T97"> the </text:span><text:span text:style-name="T96">forcing function and</text:span><text:span text:style-name="T97"> sensor noise. </text:span><text:span text:style-name="T96">S</text:span><text:span text:style-name="T97">econd, the DFT cannot cal</text:span><text:span text:style-name="T96">c</text:span><text:span text:style-name="T97">ulate drift on timescales larger than </text:span><text:span text:style-name="T96">its window size</text:span><text:span text:style-name="T97">. </text:span><text:span text:style-name="T96">Third, the lambdas of the DFT have predetermined frequencies, located at the complex roots of unity, excluding unity itself. When the eigenfrequencies of the system land between these frequencies, the DFT gives misleading and erroneous data. The DMD does not require an integer number of periods of the data, while the DFT does. </text:span><text:span text:style-name="T95">\cite{\Chen}</text:span></text:p>
      <text:p text:style-name="P54"><text:span text:style-name="T96"/></text:p>
      <text:p text:style-name="P54"><text:span text:style-name="T95">There are a number of advantages to this method. It does not require that integer periods be analyzed, and requires no windowing. The algorithm is capable of predicting linear and nonlinear behavior. It attempts to resolve true modal information, such as exact eigenfrequencies, damping / growth, and eigenmodes. It can resolve frequencies much lower than the block size. One thing that was noticeably missing from the article was a discussion of realtime considerations. \cite{\Chen}</text:span></text:p>
      <text:p text:style-name="P54"><text:span text:style-name="T95"/></text:p>
      <text:p text:style-name="P54"><text:span text:style-name="T95"/></text:p>
      <text:p text:style-name="P55"><text:span text:style-name="T98">A Proposed Mode-Solver </text:span></text:p>
      <text:p text:style-name="P55"><text:span text:style-name="T98"/></text:p>
      <text:p text:style-name="P55"><text:span text:style-name="T98">We now describe an algorithm for finding modes in multichannel datasets. The algorithm is intended to be maximally application-agnostic</text:span><text:span text:style-name="T99">: n</text:span><text:span text:style-name="T98">o calibration, no a priori knowledge about the system, </text:span><text:span text:style-name="T99">no precooked bases. Also, while this algorithm has not yet been implemented for realtime operation, </text:span><text:span text:style-name="T100">it has been designed </text:span><text:span text:style-name="T101">with this in mind. Of all the techniques for modal decomposition that have been described above, this algorithm bears the most similarity to DMD. However, the discovery that methods of this kind were even </text:span><text:span text:style-name="T102">considered worthwhile came as a shock, after much of the development and testing had already occurred. Ultimately, it has been inspiring and encouraging to know that the pursuit is not a misguided waste of time.</text:span></text:p>
      <text:p text:style-name="P55"><text:span text:style-name="T102"/></text:p>
      <text:p text:style-name="P56"><text:span text:style-name="T102">This technique, like DMD and the canonical technique described in section \ref{}, constructs a </text:span><text:span text:style-name="T103">companion matrix, A, which multiplies the current audio block to predict</text:span><text:span text:style-name="T104"> what</text:span><text:span text:style-name="T103"> the next incoming sample will be on each input. Like both the canonical and DMD method, the matrix is largely a shifting block, which is fed by a prediction block. However, this method treats the data points</text:span><text:span text:style-name="T104"> from all locations </text:span><text:soft-page-break/><text:span text:style-name="T104">on the surface as equally valid predictors of each new sample. This differs from both the canonical technique and from DMD, which make assessments of the (possibly many) channels as independent time series, only later finding eigenvectors that relate them. As a result, this technique leverages the many spatial samples</text:span><text:span text:style-name="T122"> in making a regression analysis, in addition to the time series. </text:span></text:p>
      <text:p text:style-name="P56"><text:span text:style-name="T122"/></text:p>
      <text:p text:style-name="P64"><text:span text:style-name="T122">Furthermore, this algorithm differs from DMD because it is a multirate process. The DMD behaves similarly to a DFT, where it is applied on a single block of data. This causes limitations in temporal accuracy, particularly if one wanted to calculate the residual, which would consist of the forcing function and noise. The proposed technique does not have these limitations.</text:span></text:p>
      <text:p text:style-name="P56"><text:span text:style-name="T104"/></text:p>
      <text:p text:style-name="P61"><text:span text:style-name="T104">For example, </text:span><text:span text:style-name="T105">let </text:span><text:span text:style-name="T110">X</text:span><text:span text:style-name="T105"> be an incoming </text:span><text:span text:style-name="T110">matrix</text:span><text:span text:style-name="T105"> of data. This is a real-valued matrix with </text:span><text:span text:style-name="T108">n</text:span><text:span text:style-name="T105"> rows and b columns</text:span><text:span text:style-name="T108">, where b is the number of spatial measurement points, and n is the length in samples of the largest timescale we care to look at, for the moment. Each column vector in </text:span><text:span text:style-name="T110">X</text:span><text:span text:style-name="T108"> </text:span><text:span text:style-name="T111">is a time series that progresses downward, so the last element in X is the most recent value observed at a given position. Each column vector in X </text:span><text:span text:style-name="T108">is mean-subtracted.</text:span><text:span text:style-name="T118"> Let C be the covariance matrix </text:span><text:span text:style-name="T119">defined as follows:</text:span></text:p>
      <text:p text:style-name="P61"><text:span text:style-name="T119"/></text:p>
      <text:p text:style-name="P62"><text:span text:style-name="T119">C_{i,j} = \Sum_{i,j = 1}^{(k+1)b} </text:span><text:span text:style-name="T120">X([n - w - j : n - i], [1:b]) \dot X([n - w - j : n - i], [1:b]) '</text:span></text:p>
      <text:p text:style-name="P62"><text:span text:style-name="T120"/></text:p>
      <text:p text:style-name="P62"><text:span text:style-name="T120">This accumulates the variances over a period of w samples and forms a square symmetric, matrix of length (k+1)b, which we partition like so:</text:span></text:p>
      <text:p text:style-name="P62"><text:span text:style-name="T120"/></text:p>
      <text:p text:style-name="P62"><text:span text:style-name="T120">C = </text:span></text:p>
      <text:p text:style-name="P62"><text:span text:style-name="T120"/></text:p>
      <text:p text:style-name="P62"><text:span text:style-name="T120">-----kb-----</text:span></text:p>
      <text:p text:style-name="P62"><text:span text:style-name="T120">|<text:tab/> <text:s text:c="4"/>|<text:tab/>|</text:span></text:p>
      <text:p text:style-name="P62"><text:span text:style-name="T120">kb<text:tab/> <text:s text:c="4"/>|<text:tab/>|</text:span></text:p>
      <text:p text:style-name="P62"><text:span text:style-name="T120">|________|___<text:tab/>|</text:span></text:p>
      <text:p text:style-name="P62"><text:span text:style-name="T120">b<text:tab/> <text:s text:c="4"/>|-b-<text:tab/>|<text:line-break/></text:span></text:p>
      <text:p text:style-name="P62"><text:span text:style-name="T120">In C, then, the top kb x kb matrix is the covariance between the previous k windows of b channels. (Once again, the windows are accumulated over w samples.) Call this top-left submatrix X_0. The bottom-left submatrix has b rows and kb columns, and </text:span><text:span text:style-name="T121">contains the covariance between the previous kb summations of length w, and the most recent values of b. Call this matrix X_1.</text:span></text:p>
      <text:p text:style-name="P62"><text:span text:style-name="T121"/></text:p>
      <text:p text:style-name="P63"><text:span text:style-name="T121">Another way to express these matrices, which might make them seem more familiar, is</text:span></text:p>
      <text:p text:style-name="P63"><text:span text:style-name="T121"/></text:p>
      <text:p text:style-name="P63"><text:span text:style-name="T121">X_0 = K'K</text:span></text:p>
      <text:p text:style-name="P63"><text:span text:style-name="T121">X_1 = K'u</text:span></text:p>
      <text:p text:style-name="P63"><text:span text:style-name="T121"/></text:p>
      <text:p text:style-name="P63"><text:span text:style-name="T121">where</text:span></text:p>
      <text:p text:style-name="P63"><text:span text:style-name="T121"/></text:p>
      <text:p text:style-name="P63"><text:span text:style-name="T121">Kc = u</text:span></text:p>
      <text:p text:style-name="P63"><text:span text:style-name="T121"/></text:p>
      <text:p text:style-name="P63"><text:span text:style-name="T121">This permits the convenient formation of the normal equation</text:span></text:p>
      <text:p text:style-name="P63"><text:span text:style-name="T121"/></text:p>
      <text:p text:style-name="P63"><text:span text:style-name="T121">K'K\hat{c} = K'u</text:span></text:p>
      <text:p text:style-name="P63"><text:span text:style-name="T121"/></text:p>
      <text:p text:style-name="P63"><text:span text:style-name="T121">\hat{c} = (K'K)^{-1} K' u</text:span></text:p>
      <text:p text:style-name="P63"><text:span text:style-name="T121"/></text:p>
      <text:p text:style-name="P63"><text:soft-page-break/><text:span text:style-name="T121">or, using our variables, X_0^{-1} X_1 = P , so named because it is our predictor submatrix. </text:span><text:span text:style-name="T113">which constructs each of the values in x_1 as a linear combination of all the previous values x_0. We cook this matrix P into a companion matrix of the form</text:span></text:p>
      <text:p text:style-name="P63"><text:span text:style-name="T113"/></text:p>
      <text:p text:style-name="P63"><text:span text:style-name="T113"><text:s/>0 | I </text:span></text:p>
      <text:p text:style-name="P63"><text:span text:style-name="T113">------ <text:s/>= A</text:span></text:p>
      <text:p text:style-name="P63"><text:span text:style-name="T113"><text:s text:c="3"/>P</text:span></text:p>
      <text:p text:style-name="P63"><text:span text:style-name="T107"/></text:p>
      <text:p text:style-name="P59"><text:span text:style-name="T105">If we were performing a typical linear prediction, we would make b predictions, each of which </text:span><text:span text:style-name="T107">uses</text:span><text:span text:style-name="T105"> the last k-1 data points for each column vector</text:span><text:span text:style-name="T108"> time series</text:span><text:span text:style-name="T105">. However, this algorithm makes use of the presumed linear dependence of the variables across space as well as time, so our b predictions will each use the last (k-1)</text:span><text:span text:style-name="T121"> wb data points</text:span><text:span text:style-name="T105">. The hypothesis is that this would allow us to </text:span><text:span text:style-name="T106">make a higher order prediction after less time has passed</text:span><text:span text:style-name="T105">. </text:span></text:p>
      <text:p text:style-name="P58"><text:span text:style-name="T107"/></text:p>
      <text:p text:style-name="P60"><text:span text:style-name="T113">The eigendecomposition of this matrix A = S\Lambda S^{-1} is an approximate modal decomposition of the system, in the least squares sense. </text:span><text:span text:style-name="T114">In the current implementation, they are calculated using an Arnoldi implementation from the software package ARPACK. </text:span><text:span text:style-name="T113">Regressions of the form described in equation \eqref{} are possible, if the coefficients of another dataset are required. In this case, the </text:span><text:span text:style-name="T114">new dataset could be modeled in terms of a combination of the homogeneous response + forcing function, as described in equation \eqref{} . A variant of this technique which implements the </text:span><text:span text:style-name="T115">regression on the dataset as a convolution-like process---regressing over the order kb for every sample---</text:span><text:span text:style-name="T114">should be able to recover the forcing function</text:span><text:span text:style-name="T115">, although this has not yet been attempted.</text:span></text:p>
      <text:p text:style-name="P60"><text:span text:style-name="T114"/></text:p>
      <text:p text:style-name="P61"><text:span text:style-name="T114">An initial set of experiments was undertaken to </text:span><text:span text:style-name="T115">test the validity of the </text:span><text:span text:style-name="T116">algorithm, and the conditions for convergence of the eigenfrequencies. </text:span><text:span text:style-name="T117">Multichannel audio signals were synthesized using all-pole filters and white noise. The activations of the eigenfrequencies were randomly distributed across the channels for each signal. This was intended to simulate the coupling between mode shape and measurement location, which must be assumed to be unknown, therefore random. </text:span>The signals<text:span text:style-name="T123"> could</text:span> <text:span text:style-name="T118">simulate a number of damping regimes by varying the distributions of the magnitudes of the poles.</text:span><text:span text:style-name="T117"> </text:span></text:p>
      <text:p text:style-name="P61"><text:span text:style-name="T122"/></text:p>
      <text:p text:style-name="P65"><text:span text:style-name="T123">A total of 20 parameter states were tested with 2 trials for each state. The stimuli were each 1000 samples long</text:span><text:span text:style-name="T124">, with 4 channels of data. The two parameters that varied were the damping regimes and number of modes in the stimulus. </text:span></text:p>
      <text:p text:style-name="P65"><text:span text:style-name="T124"/></text:p>
      <text:p text:style-name="P66"><text:span text:style-name="T124">The stimuli were grouped by the magnitudes of their poles into 10 ranges varying from 0-10% , 10-20% , 20-30% , and so on. The stimuli were further divided into 2 groups: one which exhibited 24 modes, the other which exhibited 28. The mode solver always attempted to find 24 eigenfrequencies.</text:span></text:p>
      <text:p text:style-name="P65"><text:span text:style-name="T122"/></text:p>
      <text:p text:style-name="P65"><text:span text:style-name="T123">The resulting eigenvalue sets were plotted against each other on the complex plane for each trial.</text:span><text:span text:style-name="T124"> Overall, the results suggest the mode solver performs better at finding modes which are less damped, which is fairly consistent with the findings of others. \cite{chen} \cite{feeny} \cite{kerschen} \cite{han} </text:span></text:p>
      <text:p text:style-name="P65"><text:span text:style-name="T124"/></text:p>
      <text:p text:style-name="P65"><text:span text:style-name="T124"/></text:p>
      <text:p text:style-name="P65"><text:span text:style-name="T124"/></text:p>
      <text:p text:style-name="P66"><text:span text:style-name="T124">The mode solver was also asked to plot the mode shapes as complex contours. Since the stimulus model did not explicitly specify these, they cannot be verified against any data. They just look pretty.</text:span></text:p>
      <text:p text:style-name="P66"><text:span text:style-name="T108"/></text:p>
      <text:p text:style-name="P64"><text:span text:style-name="T109">N.B., this algorithm does not suffer from the negative effects of mean-subtraction as referenced in </text:span><text:soft-page-break/><text:span text:style-name="T109">\cite{\chen}, and above in section \ref{}</text:span><text:span text:style-name="T122">.</text:span><text:span text:style-name="T121"> </text:span><text:span text:style-name="T122">O</text:span><text:span text:style-name="T97">ur method subtracts the mean of the entire data set from each point in the data set</text:span><text:span text:style-name="T122">,</text:span><text:span text:style-name="T97"> then it breaks the entire data set into smaller </text:span><text:span text:style-name="T122">matrices</text:span><text:span text:style-name="T97"> of length </text:span><text:span text:style-name="T122">kb, spaced one sample apart,</text:span><text:span text:style-name="T97"> and proceeds with the DMD</text:span><text:span text:style-name="T122"> on each of those blocks</text:span><text:span text:style-name="T97">. therefore, each s</text:span><text:span text:style-name="T122">ubmatrix</text:span><text:span text:style-name="T97"> is not re-centered, but rather permitted to drift on timescales </text:span><text:span text:style-name="T122">much </text:span><text:span text:style-name="T97">larger than k.</text:span></text:p>
      <text:p text:style-name="P64"><text:span text:style-name="T97"/></text:p>
      <text:p text:style-name="P64"><text:span text:style-name="T122">T</text:span><text:span text:style-name="T109">herefore the frequency-domain distortions associated with the DFT, i.e. arranging the poles at evenly spaced intervals around the unit circle, will not occur. This technique's behavior, like that of DMD---and presumably other least-squares prediction methods---converges on DFT-like behavior as the time-series order, k, approaches the time-series length of dataset, n. Thus there </text:span><text:span text:style-name="T122">appears to be</text:span><text:span text:style-name="T109"> a compromise between the number of modes this type of system can find, and the accuracy. Since we do not perform mean-subtraction across column vectors of </text:span><text:span text:style-name="T113">X</text:span><text:span text:style-name="T109">, this is perhaps another reason to use wider, rather than longer, datasets. However, this is just speculation at the moment.</text:span></text:p>
      <text:p text:style-name="P57"><text:span text:style-name="T105"/></text:p>
      <text:p text:style-name="P67"><text:span text:style-name="T125">Future tests will attempt to find the effects of increasing the number of channels. This will require a different implementation of the stimulus synthesizer. Other aspects of future work include verifying the forcing function estimation and mode shap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Bauhaus" svg:font-family="Bauhau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3-12-12T22:48:10</meta:creation-date>
    <dc:date>2013-12-20T19:10:36</dc:date>
    <dc:creator>joe </dc:creator>
    <meta:editing-duration>P4DT14H30M14S</meta:editing-duration>
    <meta:editing-cycles>5</meta:editing-cycles>
    <meta:generator>LibreOffice/3.6$Linux_x86 LibreOffice_project/360m1$Build-2</meta:generator>
    <meta:document-statistic meta:table-count="0" meta:image-count="0" meta:object-count="0" meta:page-count="14" meta:paragraph-count="163" meta:word-count="6530" meta:character-count="41305" meta:non-whitespace-character-count="34874"/>
  </office:meta>
</office:document-meta>
</file>